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/>
    </style:style>
    <style:style style:name="ce3" style:family="table-cell" style:parent-style-name="Default" style:data-style-name="N0">
      <style:table-cell-properties style:vertical-align="top" fo:background-color="transparent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top" fo:background-color="transparent"/>
    </style:style>
    <style:style style:name="ce6" style:family="table-cell" style:parent-style-name="Default" style:data-style-name="N0">
      <style:table-cell-properties fo:background-color="#98FB98"/>
    </style:style>
    <style:style style:name="ce7" style:family="table-cell" style:parent-style-name="Default" style:data-style-name="N0">
      <style:table-cell-properties fo:border="thin solid #000000" style:vertical-align="top" fo:background-color="#98FB98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top"/>
      <style:text-properties fo:color="#FF0000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top" fo:background-color="transparent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top"/>
      <style:text-properties fo:color="#FF0000"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top" fo:background-color="transparent"/>
      <style:text-properties fo:color="#FF3333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top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none" fo:border-left="thin solid #000000" fo:border-right="none" style:vertical-align="top" fo:background-color="transparent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top" fo:background-color="transparent"/>
      <style:text-properties fo:color="#FFFFFF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top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top" fo:background-color="transparent"/>
      <style:text-properties fo:color="#FF0000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top" fo:background-color="#000000"/>
      <style:text-properties fo:color="#FFFFFF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top" fo:background-color="#98FB98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top" fo:wrap-option="wrap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style:vertical-align="top" fo:wrap-option="wrap"/>
    </style:style>
    <style:style style:name="ce24" style:family="table-cell" style:parent-style-name="Default" style:data-style-name="N0">
      <style:table-cell-properties style:vertical-align="top"/>
      <style:text-properties fo:color="#FF420E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top"/>
      <style:text-properties fo:color="#800080" fo:font-weight="bold" style:font-weight-asian="bold" style:font-weight-complex="bold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Default" style:data-style-name="N0">
      <style:table-cell-properties style:vertical-align="top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28" style:family="table-cell" style:parent-style-name="Default" style:data-style-name="N0">
      <style:table-cell-properties fo:background-color="#98FB98"/>
    </style:style>
    <style:style style:name="ce29" style:family="table-cell" style:parent-style-name="Default" style:data-style-name="N0">
      <style:table-cell-properties fo:border="thin solid #000000" fo:background-color="#98FB98"/>
    </style:style>
    <style:style style:name="ce30" style:family="table-cell" style:parent-style-name="Default" style:data-style-name="N0">
      <style:table-cell-properties fo:border="thin solid #000000" fo:background-color="transparent"/>
    </style:style>
    <style:style style:name="ce31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4" style:family="table-cell" style:parent-style-name="Default" style:data-style-name="N36">
      <style:table-cell-properties fo:background-color="transparent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37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37" style:family="table-cell" style:parent-style-name="Default" style:data-style-name="N37">
      <style:table-cell-properties fo:background-color="transparent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39" style:family="table-cell" style:parent-style-name="Default" style:data-style-name="N0">
      <style:table-cell-properties style:vertical-align="automatic" fo:background-color="#98FB98" style:repeat-content="false"/>
      <style:paragraph-properties fo:text-align="center"/>
    </style:style>
    <style:style style:name="ce40" style:family="table-cell" style:parent-style-name="Default" style:data-style-name="N0">
      <style:table-cell-properties fo:background-color="#98FB98"/>
      <style:text-properties fo:color="#FF0000" fo:font-weight="bold" style:font-weight-asian="bold" style:font-weight-complex="bold"/>
    </style:style>
    <style:style style:name="co1" style:family="table-column">
      <style:table-column-properties fo:break-before="auto" style:column-width="1.825625cm"/>
    </style:style>
    <style:style style:name="co2" style:family="table-column">
      <style:table-column-properties fo:break-before="auto" style:column-width="1.87854166666667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0.873125cm"/>
    </style:style>
    <style:style style:name="co5" style:family="table-column">
      <style:table-column-properties fo:break-before="auto" style:column-width="1.64041666666667cm"/>
    </style:style>
    <style:style style:name="co6" style:family="table-column">
      <style:table-column-properties fo:break-before="auto" style:column-width="3.4925cm"/>
    </style:style>
    <style:style style:name="co7" style:family="table-column">
      <style:table-column-properties fo:break-before="auto" style:column-width="1.74625cm"/>
    </style:style>
    <style:style style:name="co8" style:family="table-column">
      <style:table-column-properties fo:break-before="auto" style:column-width="8.94291666666667cm"/>
    </style:style>
    <style:style style:name="co9" style:family="table-column">
      <style:table-column-properties fo:break-before="auto" style:column-width="9.39270833333333cm"/>
    </style:style>
    <style:style style:name="co10" style:family="table-column">
      <style:table-column-properties fo:break-before="auto" style:column-width="14.0758333333333cm"/>
    </style:style>
    <style:style style:name="co11" style:family="table-column">
      <style:table-column-properties fo:break-before="auto" style:column-width="2.24895833333333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2.01083333333333cm"/>
    </style:style>
    <style:style style:name="co14" style:family="table-column">
      <style:table-column-properties fo:break-before="auto" style:column-width="2.40770833333333cm"/>
    </style:style>
    <style:style style:name="co15" style:family="table-column">
      <style:table-column-properties fo:break-before="auto" style:column-width="10.16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24pt" style:use-optimal-row-height="false" fo:break-before="auto"/>
    </style:style>
    <style:style style:name="ro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>
          <table:help-message/>
          <table:error-message table:display="true"/>
        </table:content-validation>
        <table:content-validation table:name="val2">
          <table:help-message table:title="Required Sprint" table:display="true"/>
          <table:error-message table:display="true"/>
        </table:content-validation>
        <table:content-validation table:name="val3" table:condition="of:cell-content-is-in-list(&quot;0&quot;;&quot;1&quot;;&quot;2&quot;;&quot;3&quot;;&quot;5&quot;;&quot;8&quot;;&quot;13&quot;;&quot;21&quot;;&quot;34&quot;;&quot;55&quot;;&quot;89&quot;)">
          <table:help-message table:title="Estimate" table:display="true"/>
          <table:error-message table:display="true"/>
        </table:content-validation>
        <table:content-validation table:name="val4" table:condition="of:cell-content-is-in-list(&quot;1&quot;;&quot;2&quot;;&quot;3&quot;;&quot;4&quot;;&quot;5&quot;;&quot;6&quot;)">
          <table:help-message table:title="Implementation Sprint" table:display="true"/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5" table:condition="of:cell-content-is-in-list(&quot;In Work&quot;;&quot;In Test&quot;;&quot;Finished in Sprint 1&quot;;&quot;Finished in Sprint 2&quot;;&quot;Finished in Sprint 3&quot;;&quot;Finished in Sprint 4&quot;;&quot;Finished in Sprint 5&quot;;&quot;Finished in Sprint 6&quot;)">
          <table:help-message table:title="Implementation Status" table:display="true"/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6">
          <table:help-message table:title="Initials" table:display="true">
            <text:p>Please enter 2 or 3 capital letters that will represent you <text:s/>in the "Assigned To" column on each Sprint Backlog tab of this spreadsheet.</text:p>
          </table:help-message>
          <table:error-message table:display="true"/>
        </table:content-validation>
        <table:content-validation table:name="val7">
          <table:help-message table:title="Student ID" table:display="true">
            <text:p>Please enter your UTA student ID number.</text:p>
          </table:help-message>
          <table:error-message table:display="true"/>
        </table:content-validation>
        <table:content-validation table:name="val8">
          <table:help-message table:title="Name" table:display="true">
            <text:p>Select any team name you prefer.</text:p>
          </table:help-message>
          <table:error-message table:display="true"/>
        </table:content-validation>
        <table:content-validation table:name="val9">
          <table:help-message table:title="Name" table:display="true">
            <text:p>Please enter your name as it appears in Blackboard.</text:p>
          </table:help-message>
          <table:error-message table:display="true"/>
        </table:content-validation>
        <table:content-validation table:name="val10">
          <table:help-message table:title="Relative Priority" table:display="true">
            <text:p>This is the priority ranking for this feature, relative to all other features.</text:p>
            <text:p/>
            <text:p>Lower integers are higher in prioirty.</text:p>
            <text:p/>
            <text:p>The customer may add or (for unimplemented features) remove features and change priority rankings at the start of each sprint.</text:p>
          </table:help-message>
          <table:error-message table:display="true"/>
        </table:content-validation>
        <table:content-validation table:name="val11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12" table:condition="of:cell-content-is-in-list([Product_Backlog.$A$24:.$A$105])" table:base-cell-address="Sprint_01_Backlog.B17">
          <table:help-message table:title="Select Feature ID from Product Backlog" table:display="true"/>
          <table:error-message table:display="true"/>
        </table:content-validation>
        <table:content-validation table:name="val13" table:condition="of:cell-content-is-in-list([Product_Backlog.$G$5:.$G$8])" table:base-cell-address="Sprint_01_Backlog.C17">
          <table:help-message table:title="Select Feature ID from Product Backlog" table:display="true"/>
          <table:error-message table:display="true"/>
        </table:content-validation>
        <table:content-validation table:name="val14">
          <table:help-message table:title="Task Description" table:display="true"/>
          <table:error-message table:display="true"/>
        </table:content-validation>
        <table:content-validation table:name="val15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3"/>Select "Completed Day 1" if finished on the first day, and</text:p>
            <text:p><text:s text:c="3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16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17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18" table:condition="of:cell-content-is-in-list([Product_Backlog.$A$24:.$A$105])" table:base-cell-address="Sprint_02_Backlog.B17">
          <table:help-message table:title="Select Feature ID from Product Backlog" table:display="true"/>
          <table:error-message table:display="true"/>
        </table:content-validation>
        <table:content-validation table:name="val19" table:condition="of:cell-content-is-in-list([Product_Backlog.$G$5:.$G$8])" table:base-cell-address="Sprint_02_Backlog.C17">
          <table:help-message table:title="Select Feature ID from Product Backlog" table:display="true"/>
          <table:error-message table:display="true"/>
        </table:content-validation>
        <table:content-validation table:name="val20">
          <table:help-message table:title="Task Description" table:display="true"/>
          <table:error-message table:display="true"/>
        </table:content-validation>
        <table:content-validation table:name="val21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3"/>Select "Completed Day 1" if finished on the first day, and</text:p>
            <text:p><text:s text:c="3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22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23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24" table:condition="of:cell-content-is-in-list([Product_Backlog.$A$24:.$A$105])" table:base-cell-address="Sprint_03_Backlog.B17">
          <table:help-message table:title="Select Feature ID from Product Backlog" table:display="true"/>
          <table:error-message table:display="true"/>
        </table:content-validation>
        <table:content-validation table:name="val25" table:condition="of:cell-content-is-in-list([Product_Backlog.$G$5:.$G$8])" table:base-cell-address="Sprint_03_Backlog.C17">
          <table:help-message table:title="Select Feature ID from Product Backlog" table:display="true"/>
          <table:error-message table:display="true"/>
        </table:content-validation>
        <table:content-validation table:name="val26">
          <table:help-message table:title="Task Description" table:display="true"/>
          <table:error-message table:display="true"/>
        </table:content-validation>
        <table:content-validation table:name="val27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3"/>Select "Completed Day 1" if finished on the first day, and</text:p>
            <text:p><text:s text:c="3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28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29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30" table:condition="of:cell-content-is-in-list([Product_Backlog.$A$24:.$A$105])" table:base-cell-address="Sprint_04_Backlog.B17">
          <table:help-message table:title="Select Feature ID from Product Backlog" table:display="true"/>
          <table:error-message table:display="true"/>
        </table:content-validation>
        <table:content-validation table:name="val31" table:condition="of:cell-content-is-in-list([Product_Backlog.$G$5:.$G$8])" table:base-cell-address="Sprint_04_Backlog.C17">
          <table:help-message table:title="Select Feature ID from Product Backlog" table:display="true"/>
          <table:error-message table:display="true"/>
        </table:content-validation>
        <table:content-validation table:name="val32">
          <table:help-message table:title="Task Description" table:display="true"/>
          <table:error-message table:display="true"/>
        </table:content-validation>
        <table:content-validation table:name="val33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3"/>Select "Completed Day 1" if finished on the first day, and</text:p>
            <text:p><text:s text:c="3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34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35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36" table:condition="of:cell-content-is-in-list([Product_Backlog.$A$24:.$A$105])" table:base-cell-address="Sprint_05_Backlog.B17">
          <table:help-message table:title="Select Feature ID from Product Backlog" table:display="true"/>
          <table:error-message table:display="true"/>
        </table:content-validation>
        <table:content-validation table:name="val37" table:condition="of:cell-content-is-in-list([Product_Backlog.$G$5:.$G$8])" table:base-cell-address="Sprint_05_Backlog.C17">
          <table:help-message table:title="Select Feature ID from Product Backlog" table:display="true"/>
          <table:error-message table:display="true"/>
        </table:content-validation>
        <table:content-validation table:name="val38">
          <table:help-message table:title="Task Description" table:display="true"/>
          <table:error-message table:display="true"/>
        </table:content-validation>
        <table:content-validation table:name="val39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3"/>Select "Completed Day 1" if finished on the first day, and</text:p>
            <text:p><text:s text:c="3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40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41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42" table:condition="of:cell-content-is-in-list([Product_Backlog.$A$24:.$A$105])" table:base-cell-address="Sprint_06_Backlog.B17">
          <table:help-message table:title="Select Feature ID from Product Backlog" table:display="true"/>
          <table:error-message table:display="true"/>
        </table:content-validation>
        <table:content-validation table:name="val43" table:condition="of:cell-content-is-in-list([Product_Backlog.$G$5:.$G$8])" table:base-cell-address="Sprint_06_Backlog.C17">
          <table:help-message table:title="Select Feature ID from Product Backlog" table:display="true"/>
          <table:error-message table:display="true"/>
        </table:content-validation>
        <table:content-validation table:name="val44">
          <table:help-message table:title="Task Description" table:display="true"/>
          <table:error-message table:display="true"/>
        </table:content-validation>
        <table:content-validation table:name="val45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3"/>Select "Completed Day 1" if finished on the first day, and</text:p>
            <text:p><text:s text:c="3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46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</table:content-validations>
      <table:table table:name="Product_Backlog" table:style-name="ta1">
        <table:shapes>
          <draw:frame draw:z-index="1" draw:id="id0" draw:style-name="a0" draw:name="Chart 1" svg:x="9.97125in" svg:y="0.29167in" svg:width="6.30125in" svg:height="3.13389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ce2"/>
        <table:table-column table:style-name="co12" table:number-columns-repeated="15360" table:default-cell-style-name="ce1"/>
        <table:table-row table:style-name="ro1">
          <table:table-cell office:value-type="string" table:style-name="ce2">
            <text:p>Product Name:</text:p>
          </table:table-cell>
          <table:table-cell office:value-type="string" table:number-columns-spanned="5" table:number-rows-spanned="1" table:content-validation-name="val1" table:style-name="ce27">
            <text:p>MICE Manager</text:p>
          </table:table-cell>
          <table:covered-table-cell table:number-columns-repeated="4"/>
          <table:table-cell table:style-name="ce3"/>
          <table:table-cell office:value-type="string" table:style-name="ce4">
            <text:p>Complete Fields in Green!!!</text:p>
          </table:table-cell>
          <table:table-cell table:style-name="ce1"/>
          <table:table-cell table:number-columns-repeated="16375" table:style-name="ce5"/>
        </table:table-row>
        <table:table-row table:style-name="ro2">
          <table:table-cell office:value-type="string" table:style-name="ce2">
            <text:p>Team ID:</text:p>
          </table:table-cell>
          <table:table-cell office:value-type="string" table:number-columns-spanned="5" table:number-rows-spanned="1" table:content-validation-name="val8" table:style-name="ce28">
            <text:p>Bruno Technologies</text:p>
          </table:table-cell>
          <table:covered-table-cell table:number-columns-repeated="4"/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table:number-columns-repeated="2" table:style-name="ce2"/>
          <table:table-cell table:number-columns-repeated="7" table:style-name="ce3"/>
          <table:table-cell table:number-columns-repeated="16375" table:style-name="ce5"/>
        </table:table-row>
        <table:table-row table:style-name="ro2">
          <table:table-cell table:style-name="ce2"/>
          <table:table-cell office:value-type="string" table:style-name="ce3">
            <text:p>Team Member Name</text:p>
          </table:table-cell>
          <table:table-cell table:number-columns-repeated="4" table:style-name="ce3"/>
          <table:table-cell office:value-type="string" table:style-name="ce3">
            <text:p>Initials</text:p>
          </table:table-cell>
          <table:table-cell office:value-type="string" table:style-name="ce3">
            <text:p>Student ID</text:p>
          </table:table-cell>
          <table:table-cell table:style-name="ce3"/>
          <table:table-cell table:number-columns-repeated="16375" table:style-name="ce5"/>
        </table:table-row>
        <table:table-row table:style-name="ro2">
          <table:table-cell office:value-type="string" table:style-name="ce2">
            <text:p>Required</text:p>
          </table:table-cell>
          <table:table-cell office:value-type="string" table:number-columns-spanned="5" table:number-rows-spanned="1" table:content-validation-name="val9" table:style-name="ce29">
            <text:p>Joseph Brewster</text:p>
          </table:table-cell>
          <table:covered-table-cell table:number-columns-repeated="4"/>
          <table:table-cell office:value-type="string" table:content-validation-name="val6" table:style-name="ce7">
            <text:p>JB</text:p>
          </table:table-cell>
          <table:table-cell office:value-type="float" office:value="1001049436" table:content-validation-name="val7" table:style-name="ce7">
            <text:p>1001049436</text:p>
          </table:table-cell>
          <table:table-cell table:style-name="ce3"/>
          <table:table-cell table:number-columns-repeated="16375" table:style-name="ce5"/>
        </table:table-row>
        <table:table-row table:style-name="ro2">
          <table:table-cell office:value-type="string" table:style-name="ce2">
            <text:p>Required</text:p>
          </table:table-cell>
          <table:table-cell office:value-type="string" table:number-columns-spanned="5" table:number-rows-spanned="1" table:content-validation-name="val9" table:style-name="ce29">
            <text:p>Emily Knowles</text:p>
          </table:table-cell>
          <table:covered-table-cell table:number-columns-repeated="4"/>
          <table:table-cell office:value-type="string" table:content-validation-name="val6" table:style-name="ce7">
            <text:p>EK</text:p>
          </table:table-cell>
          <table:table-cell office:value-type="float" office:value="1001250974" table:content-validation-name="val7" table:style-name="ce7">
            <text:p>1001250974</text:p>
          </table:table-cell>
          <table:table-cell table:style-name="ce3"/>
          <table:table-cell table:number-columns-repeated="16375" table:style-name="ce5"/>
        </table:table-row>
        <table:table-row table:style-name="ro2">
          <table:table-cell table:style-name="ce8"/>
          <table:table-cell table:number-columns-spanned="5" table:number-rows-spanned="1" table:content-validation-name="val9" table:style-name="ce30"/>
          <table:covered-table-cell table:number-columns-repeated="4"/>
          <table:table-cell table:content-validation-name="val6" table:style-name="ce9"/>
          <table:table-cell table:content-validation-name="val7" table:style-name="ce9"/>
          <table:table-cell table:style-name="ce3"/>
          <table:table-cell table:number-columns-repeated="16375" table:style-name="ce5"/>
        </table:table-row>
        <table:table-row table:style-name="ro2">
          <table:table-cell table:style-name="ce8"/>
          <table:table-cell table:number-columns-spanned="5" table:number-rows-spanned="1" table:content-validation-name="val9" table:style-name="ce30"/>
          <table:covered-table-cell table:number-columns-repeated="4"/>
          <table:table-cell table:content-validation-name="val6" table:style-name="ce9"/>
          <table:table-cell table:content-validation-name="val7" table:style-name="ce9"/>
          <table:table-cell table:style-name="ce3"/>
          <table:table-cell table:number-columns-repeated="16375" table:style-name="ce5"/>
        </table:table-row>
        <table:table-row table:style-name="ro1">
          <table:table-cell table:style-name="ce10"/>
          <table:table-cell office:value-type="string" table:style-name="ce11">
            <text:p>Note: Teams MUST be approved by the Professor (NOT TA) in advance</text:p>
          </table:table-cell>
          <table:table-cell table:number-columns-repeated="7" table:style-name="ce3"/>
          <table:table-cell table:number-columns-repeated="16375" table:style-name="ce5"/>
        </table:table-row>
        <table:table-row table:style-name="ro2">
          <table:table-cell table:number-columns-repeated="6" table:style-name="ce2"/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string" table:style-name="ce12">
            <text:p>Sprint #</text:p>
          </table:table-cell>
          <table:table-cell office:value-type="string" table:style-name="ce13">
            <text:p>Remaining</text:p>
          </table:table-cell>
          <table:table-cell office:value-type="string" table:style-name="ce14">
            <text:p>Completed This Sprint</text:p>
          </table:table-cell>
          <table:table-cell table:number-columns-repeated="2" table:style-name="ce3"/>
          <table:table-cell office:value-type="string" table:style-name="ce3">
            <text:p>Comment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0" table:style-name="ce15">
            <text:p>0</text:p>
          </table:table-cell>
          <table:table-cell office:value-type="float" office:value="37" table:formula="of:=COUNT([.B24:.B131])" table:style-name="ce3">
            <text:p>37</text:p>
          </table:table-cell>
          <table:table-cell table:style-name="ce14"/>
          <table:table-cell table:style-name="ce3"/>
          <table:table-cell office:value-type="string" table:style-name="ce16">
            <text:p>Total</text:p>
          </table:table-cell>
          <table:table-cell office:value-type="string" table:style-name="ce3">
            <text:p>Total number of features (in column H)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1" table:style-name="ce15">
            <text:p>1</text:p>
          </table:table-cell>
          <table:table-cell office:value-type="float" office:value="33" table:formula="of:=[.B12]-[.C13]" table:style-name="ce3">
            <text:p>33</text:p>
          </table:table-cell>
          <table:table-cell office:value-type="float" office:value="4" table:formula="of:=COUNTIF([.F$24:.F$105];&quot;Finished in Sprint 1&quot;)" table:style-name="ce14">
            <text:p>4</text:p>
          </table:table-cell>
          <table:table-cell table:style-name="ce3"/>
          <table:table-cell office:value-type="float" office:value="1" table:style-name="ce16">
            <text:p>1</text:p>
          </table:table-cell>
          <table:table-cell office:value-type="string" table:style-name="ce3">
            <text:p>Total features left at the end of Sprint #1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2" table:style-name="ce15">
            <text:p>2</text:p>
          </table:table-cell>
          <table:table-cell office:value-type="float" office:value="33" table:formula="of:=[.B13]-[.C14]" table:style-name="ce3">
            <text:p>33</text:p>
          </table:table-cell>
          <table:table-cell office:value-type="float" office:value="0" table:formula="of:=COUNTIF([.F$24:.F$105];&quot;Finished in Sprint 2&quot;)" table:style-name="ce14">
            <text:p>0</text:p>
          </table:table-cell>
          <table:table-cell table:style-name="ce3"/>
          <table:table-cell office:value-type="float" office:value="2" table:style-name="ce16">
            <text:p>2</text:p>
          </table:table-cell>
          <table:table-cell office:value-type="string" table:style-name="ce3">
            <text:p>Total features left at the end of Sprint #2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3" table:style-name="ce15">
            <text:p>3</text:p>
          </table:table-cell>
          <table:table-cell office:value-type="float" office:value="33" table:formula="of:=[.B14]-[.C15]" table:style-name="ce3">
            <text:p>33</text:p>
          </table:table-cell>
          <table:table-cell office:value-type="float" office:value="0" table:formula="of:=COUNTIF([.F$24:.F$105];&quot;Finished in Sprint 3&quot;)" table:style-name="ce14">
            <text:p>0</text:p>
          </table:table-cell>
          <table:table-cell table:style-name="ce3"/>
          <table:table-cell office:value-type="float" office:value="3" table:style-name="ce16">
            <text:p>3</text:p>
          </table:table-cell>
          <table:table-cell office:value-type="string" table:style-name="ce3">
            <text:p>...and so on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4" table:style-name="ce15">
            <text:p>4</text:p>
          </table:table-cell>
          <table:table-cell office:value-type="float" office:value="33" table:formula="of:=[.B15]-[.C16]" table:style-name="ce3">
            <text:p>33</text:p>
          </table:table-cell>
          <table:table-cell office:value-type="float" office:value="0" table:formula="of:=COUNTIF([.F$24:.F$105];&quot;Finished in Sprint 4&quot;)" table:style-name="ce14">
            <text:p>0</text:p>
          </table:table-cell>
          <table:table-cell table:style-name="ce3"/>
          <table:table-cell table:style-name="ce16"/>
          <table:table-cell table:style-name="ce17"/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5" table:style-name="ce15">
            <text:p>5</text:p>
          </table:table-cell>
          <table:table-cell office:value-type="float" office:value="33" table:formula="of:=[.B16]-[.C17]" table:style-name="ce3">
            <text:p>33</text:p>
          </table:table-cell>
          <table:table-cell office:value-type="float" office:value="0" table:formula="of:=COUNTIF([.F$24:.F$105];&quot;Finished in Sprint 5&quot;)" table:style-name="ce14">
            <text:p>0</text:p>
          </table:table-cell>
          <table:table-cell table:style-name="ce3"/>
          <table:table-cell table:style-name="ce16"/>
          <table:table-cell table:number-columns-repeated="4" table:style-name="ce3"/>
          <table:table-cell table:number-columns-repeated="16375" table:style-name="ce5"/>
        </table:table-row>
        <table:table-row table:style-name="ro2">
          <table:table-cell office:value-type="float" office:value="6" table:style-name="ce15">
            <text:p>6</text:p>
          </table:table-cell>
          <table:table-cell office:value-type="float" office:value="33" table:formula="of:=[.B17]-[.C18]" table:style-name="ce3">
            <text:p>33</text:p>
          </table:table-cell>
          <table:table-cell office:value-type="float" office:value="0" table:formula="of:=COUNTIF([.F$24:.F$105];&quot;Finished in Sprint 6&quot;)" table:style-name="ce14">
            <text:p>0</text:p>
          </table:table-cell>
          <table:table-cell table:style-name="ce3"/>
          <table:table-cell table:style-name="ce16"/>
          <table:table-cell table:number-columns-repeated="4" table:style-name="ce3"/>
          <table:table-cell table:number-columns-repeated="16375" table:style-name="ce5"/>
        </table:table-row>
        <table:table-row table:style-name="ro2">
          <table:table-cell table:style-name="ce2"/>
          <table:table-cell table:number-columns-repeated="8" table:style-name="ce3"/>
          <table:table-cell table:number-columns-repeated="16375" table:style-name="ce5"/>
        </table:table-row>
        <table:table-row table:style-name="ro3">
          <table:table-cell table:style-name="ce2"/>
          <table:table-cell table:number-columns-repeated="5" table:style-name="ce3"/>
          <table:table-cell office:value-type="string" table:style-name="ce18">
            <text:p>Note: Priority of unfinished Features is subject to change at the end of each sprint at the whim of the Product Owner</text:p>
          </table:table-cell>
          <table:table-cell table:number-columns-repeated="2" table:style-name="ce3"/>
          <table:table-cell table:number-columns-repeated="16375" table:style-name="ce5"/>
        </table:table-row>
        <table:table-row table:style-name="ro3">
          <table:table-cell table:number-columns-repeated="6" table:style-name="ce3"/>
          <table:table-cell office:value-type="string" table:style-name="ce3">
            <text:p>Additional features may be proposed by the student but must be approved by the Product Owner in writing</text:p>
          </table:table-cell>
          <table:table-cell table:number-columns-repeated="2" table:style-name="ce3"/>
          <table:table-cell table:number-columns-repeated="16375" table:style-name="ce5"/>
        </table:table-row>
        <table:table-row table:style-name="ro3">
          <table:table-cell table:number-columns-repeated="4" table:style-name="ce3"/>
          <table:table-cell office:value-type="string" table:number-columns-spanned="2" table:number-rows-spanned="1" table:style-name="ce31">
            <text:p>Sprints<text:s text:c="16"/></text:p>
          </table:table-cell>
          <table:covered-table-cell/>
          <table:table-cell table:number-columns-repeated="3" table:style-name="ce3"/>
          <table:table-cell table:number-columns-repeated="16375" table:style-name="ce5"/>
        </table:table-row>
        <table:table-row table:style-name="ro3">
          <table:table-cell office:value-type="string" table:style-name="ce19">
            <text:p>Feature ID</text:p>
          </table:table-cell>
          <table:table-cell office:value-type="string" table:style-name="ce19">
            <text:p>Priority</text:p>
          </table:table-cell>
          <table:table-cell office:value-type="string" table:style-name="ce19">
            <text:p>Required</text:p>
          </table:table-cell>
          <table:table-cell office:value-type="string" table:style-name="ce19">
            <text:p>Est</text:p>
          </table:table-cell>
          <table:table-cell office:value-type="string" table:style-name="ce19">
            <text:p>Planned</text:p>
          </table:table-cell>
          <table:table-cell office:value-type="string" table:style-name="ce19">
            <text:p>Status</text:p>
          </table:table-cell>
          <table:table-cell office:value-type="string" table:style-name="ce19">
            <text:p>As a...</text:p>
          </table:table-cell>
          <table:table-cell office:value-type="string" table:style-name="ce19">
            <text:p>I want to...</text:p>
          </table:table-cell>
          <table:table-cell office:value-type="string" table:style-name="ce19">
            <text:p>So that I can…</text:p>
          </table:table-cell>
          <table:table-cell office:value-type="string" table:style-name="ce19">
            <text:p>Notes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CF</text:p>
          </table:table-cell>
          <table:table-cell office:value-type="float" office:value="1" table:content-validation-name="val10" table:style-name="ce15">
            <text:p>1</text:p>
          </table:table-cell>
          <table:table-cell office:value-type="float" office:value="1" table:content-validation-name="val2" table:style-name="ce15">
            <text:p>1</text:p>
          </table:table-cell>
          <table:table-cell office:value-type="float" office:value="13" table:content-validation-name="val3" table:style-name="ce15">
            <text:p>13</text:p>
          </table:table-cell>
          <table:table-cell office:value-type="float" office:value="1" table:content-validation-name="val4" table:style-name="ce20">
            <text:p>1</text:p>
          </table:table-cell>
          <table:table-cell office:value-type="string" table:content-validation-name="val5" table:style-name="ce20">
            <text:p>Finished in Sprint 1</text:p>
          </table:table-cell>
          <table:table-cell office:value-type="string" table:style-name="ce21">
            <text:p>Manager</text:p>
          </table:table-cell>
          <table:table-cell office:value-type="string" table:style-name="ce22">
            <text:p>Create a new ice cream flavor</text:p>
          </table:table-cell>
          <table:table-cell office:value-type="string" table:style-name="ce23">
            <text:p>Stock and sell dairy products</text:p>
          </table:table-cell>
          <table:table-cell office:value-type="string" table:style-name="ce23">
            <text:p>picture not yet required, just test the classes here w/o GUI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CC</text:p>
          </table:table-cell>
          <table:table-cell office:value-type="float" office:value="2" table:content-validation-name="val10" table:style-name="ce15">
            <text:p>2</text:p>
          </table:table-cell>
          <table:table-cell office:value-type="float" office:value="1" table:content-validation-name="val2" table:style-name="ce15">
            <text:p>1</text:p>
          </table:table-cell>
          <table:table-cell office:value-type="float" office:value="5" table:content-validation-name="val3" table:style-name="ce15">
            <text:p>5</text:p>
          </table:table-cell>
          <table:table-cell office:value-type="float" office:value="1" table:content-validation-name="val4" table:style-name="ce20">
            <text:p>1</text:p>
          </table:table-cell>
          <table:table-cell office:value-type="string" table:content-validation-name="val5" table:style-name="ce20">
            <text:p>Finished in Sprint 1</text:p>
          </table:table-cell>
          <table:table-cell office:value-type="string" table:style-name="ce21">
            <text:p>Manager</text:p>
          </table:table-cell>
          <table:table-cell office:value-type="string" table:style-name="ce22">
            <text:p>Create a new container</text:p>
          </table:table-cell>
          <table:table-cell office:value-type="string" table:style-name="ce23">
            <text:p>Stock and sell dairy products</text:p>
          </table:table-cell>
          <table:table-cell office:value-type="string" table:style-name="ce23">
            <text:p>Picture not yet required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CT</text:p>
          </table:table-cell>
          <table:table-cell office:value-type="float" office:value="3" table:content-validation-name="val10" table:style-name="ce15">
            <text:p>3</text:p>
          </table:table-cell>
          <table:table-cell office:value-type="float" office:value="1" table:content-validation-name="val2" table:style-name="ce15">
            <text:p>1</text:p>
          </table:table-cell>
          <table:table-cell office:value-type="float" office:value="5" table:content-validation-name="val3" table:style-name="ce15">
            <text:p>5</text:p>
          </table:table-cell>
          <table:table-cell office:value-type="float" office:value="1" table:content-validation-name="val4" table:style-name="ce20">
            <text:p>1</text:p>
          </table:table-cell>
          <table:table-cell office:value-type="string" table:content-validation-name="val5" table:style-name="ce20">
            <text:p>Finished in Sprint 1</text:p>
          </table:table-cell>
          <table:table-cell office:value-type="string" table:style-name="ce21">
            <text:p>Manager</text:p>
          </table:table-cell>
          <table:table-cell office:value-type="string" table:style-name="ce22">
            <text:p>Create a new topping</text:p>
          </table:table-cell>
          <table:table-cell office:value-type="string" table:style-name="ce23">
            <text:p>Stock and sell better dairy products</text:p>
          </table:table-cell>
          <table:table-cell office:value-type="string" table:style-name="ce23">
            <text:p>Picture not yet required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GUI</text:p>
          </table:table-cell>
          <table:table-cell office:value-type="float" office:value="4" table:content-validation-name="val10" table:style-name="ce15">
            <text:p>4</text:p>
          </table:table-cell>
          <table:table-cell office:value-type="float" office:value="1" table:content-validation-name="val2" table:style-name="ce15">
            <text:p>1</text:p>
          </table:table-cell>
          <table:table-cell office:value-type="float" office:value="8" table:content-validation-name="val3" table:style-name="ce15">
            <text:p>8</text:p>
          </table:table-cell>
          <table:table-cell office:value-type="float" office:value="1" table:content-validation-name="val4" table:style-name="ce20">
            <text:p>1</text:p>
          </table:table-cell>
          <table:table-cell office:value-type="string" table:content-validation-name="val5" table:style-name="ce20">
            <text:p>Finished in Sprint 1</text:p>
          </table:table-cell>
          <table:table-cell office:value-type="string" table:style-name="ce21">
            <text:p>Manager</text:p>
          </table:table-cell>
          <table:table-cell office:value-type="string" table:style-name="ce22">
            <text:p>Use a GUI instead of a terminal</text:p>
          </table:table-cell>
          <table:table-cell office:value-type="string" table:style-name="ce23">
            <text:p>Reduce training costs</text:p>
          </table:table-cell>
          <table:table-cell office:value-type="string" table:style-name="ce23">
            <text:p>This is the main window, with menu bar, tool bar, and optionally status bar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IGUI</text:p>
          </table:table-cell>
          <table:table-cell office:value-type="float" office:value="5" table:content-validation-name="val10" table:style-name="ce15">
            <text:p>5</text:p>
          </table:table-cell>
          <table:table-cell office:value-type="float" office:value="2" table:content-validation-name="val2" table:style-name="ce15">
            <text:p>2</text:p>
          </table:table-cell>
          <table:table-cell office:value-type="float" office:value="13" table:content-validation-name="val3" table:style-name="ce15">
            <text:p>13</text:p>
          </table:table-cell>
          <table:table-cell office:value-type="float" office:value="2" table:content-validation-name="val4" table:style-name="ce20">
            <text:p>2</text:p>
          </table:table-cell>
          <table:table-cell table:content-validation-name="val5" table:style-name="ce20"/>
          <table:table-cell office:value-type="string" table:style-name="ce21">
            <text:p>Manager</text:p>
          </table:table-cell>
          <table:table-cell office:value-type="string" table:style-name="ce22">
            <text:p>Use dialogs to create items</text:p>
          </table:table-cell>
          <table:table-cell office:value-type="string" table:style-name="ce23">
            <text:p>Reduce training costs</text:p>
          </table:table-cell>
          <table:table-cell office:value-type="string" table:style-name="ce23">
            <text:p>One dialog should server for all items with minor variations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CS</text:p>
          </table:table-cell>
          <table:table-cell office:value-type="float" office:value="6" table:content-validation-name="val10" table:style-name="ce15">
            <text:p>6</text:p>
          </table:table-cell>
          <table:table-cell office:value-type="float" office:value="2" table:content-validation-name="val2" table:style-name="ce15">
            <text:p>2</text:p>
          </table:table-cell>
          <table:table-cell office:value-type="float" office:value="8" table:content-validation-name="val3" table:style-name="ce15">
            <text:p>8</text:p>
          </table:table-cell>
          <table:table-cell office:value-type="float" office:value="2" table:content-validation-name="val4" table:style-name="ce20">
            <text:p>2</text:p>
          </table:table-cell>
          <table:table-cell table:content-validation-name="val5" table:style-name="ce20"/>
          <table:table-cell office:value-type="string" table:style-name="ce21">
            <text:p>Server</text:p>
          </table:table-cell>
          <table:table-cell office:value-type="string" table:style-name="ce22">
            <text:p>Create a serving of ice cream in a container with toppings</text:p>
          </table:table-cell>
          <table:table-cell office:value-type="string" table:style-name="ce23">
            <text:p>Create dairy products to sell</text:p>
          </table:table-cell>
          <table:table-cell office:value-type="string" table:style-name="ce23">
            <text:p>Pick a container, 1-N scoop flavors, and 0-N toppings via one or more dialogs, instance a serving object, and push on a vector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PS</text:p>
          </table:table-cell>
          <table:table-cell office:value-type="float" office:value="7" table:content-validation-name="val10" table:style-name="ce15">
            <text:p>7</text:p>
          </table:table-cell>
          <table:table-cell office:value-type="float" office:value="2" table:content-validation-name="val2" table:style-name="ce15">
            <text:p>2</text:p>
          </table:table-cell>
          <table:table-cell office:value-type="float" office:value="5" table:content-validation-name="val3" table:style-name="ce15">
            <text:p>5</text:p>
          </table:table-cell>
          <table:table-cell office:value-type="float" office:value="2" table:content-validation-name="val4" table:style-name="ce20">
            <text:p>2</text:p>
          </table:table-cell>
          <table:table-cell table:content-validation-name="val5" table:style-name="ce20"/>
          <table:table-cell office:value-type="string" table:style-name="ce21">
            <text:p>Customer</text:p>
          </table:table-cell>
          <table:table-cell office:value-type="string" table:style-name="ce22">
            <text:p>Show the components of a serving (container, scoops, and toppings) for verification</text:p>
          </table:table-cell>
          <table:table-cell office:value-type="string" table:style-name="ce23">
            <text:p>Ensure my order was taken correctly</text:p>
          </table:table-cell>
          <table:table-cell office:value-type="string" table:style-name="ce23">
            <text:p>This is effectively a to_string method to a dialog with confirm or start over buttons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CTM</text:p>
          </table:table-cell>
          <table:table-cell office:value-type="float" office:value="8" table:content-validation-name="val10" table:style-name="ce15">
            <text:p>8</text:p>
          </table:table-cell>
          <table:table-cell office:value-type="float" office:value="2" table:content-validation-name="val2" table:style-name="ce15">
            <text:p>2</text:p>
          </table:table-cell>
          <table:table-cell office:value-type="float" office:value="3" table:content-validation-name="val3" table:style-name="ce15">
            <text:p>3</text:p>
          </table:table-cell>
          <table:table-cell office:value-type="float" office:value="2" table:content-validation-name="val4" table:style-name="ce20">
            <text:p>2</text:p>
          </table:table-cell>
          <table:table-cell table:content-validation-name="val5" table:style-name="ce20"/>
          <table:table-cell office:value-type="string" table:style-name="ce21">
            <text:p>Manager</text:p>
          </table:table-cell>
          <table:table-cell office:value-type="string" table:style-name="ce22">
            <text:p>Create a new server</text:p>
          </table:table-cell>
          <table:table-cell office:value-type="string" table:style-name="ce23">
            <text:p>Staff the emporium</text:p>
          </table:table-cell>
          <table:table-cell table:style-name="ce23"/>
          <table:table-cell table:number-columns-repeated="16374" table:style-name="ce24"/>
        </table:table-row>
        <table:table-row table:style-name="ro3">
          <table:table-cell office:value-type="string" table:style-name="ce2">
            <text:p>CB</text:p>
          </table:table-cell>
          <table:table-cell office:value-type="float" office:value="9" table:content-validation-name="val10" table:style-name="ce15">
            <text:p>9</text:p>
          </table:table-cell>
          <table:table-cell office:value-type="float" office:value="2" table:content-validation-name="val2" table:style-name="ce15">
            <text:p>2</text:p>
          </table:table-cell>
          <table:table-cell office:value-type="float" office:value="2" table:content-validation-name="val3" table:style-name="ce15">
            <text:p>2</text:p>
          </table:table-cell>
          <table:table-cell office:value-type="float" office:value="2" table:content-validation-name="val4" table:style-name="ce20">
            <text:p>2</text:p>
          </table:table-cell>
          <table:table-cell table:content-validation-name="val5" table:style-name="ce20"/>
          <table:table-cell office:value-type="string" table:style-name="ce21">
            <text:p>Server</text:p>
          </table:table-cell>
          <table:table-cell office:value-type="string" table:style-name="ce22">
            <text:p>Create a new beloved customer</text:p>
          </table:table-cell>
          <table:table-cell office:value-type="string" table:style-name="ce23">
            <text:p>Keep track of our customers</text:p>
          </table:table-cell>
          <table:table-cell table:style-name="ce23"/>
          <table:table-cell table:number-columns-repeated="16374" table:style-name="ce24"/>
        </table:table-row>
        <table:table-row table:style-name="ro3">
          <table:table-cell office:value-type="string" table:style-name="ce2">
            <text:p>CO</text:p>
          </table:table-cell>
          <table:table-cell office:value-type="float" office:value="10" table:content-validation-name="val10" table:style-name="ce15">
            <text:p>10</text:p>
          </table:table-cell>
          <table:table-cell office:value-type="float" office:value="2" table:content-validation-name="val2" table:style-name="ce15">
            <text:p>2</text:p>
          </table:table-cell>
          <table:table-cell office:value-type="float" office:value="13" table:content-validation-name="val3" table:style-name="ce15">
            <text:p>13</text:p>
          </table:table-cell>
          <table:table-cell office:value-type="float" office:value="2" table:content-validation-name="val4" table:style-name="ce20">
            <text:p>2</text:p>
          </table:table-cell>
          <table:table-cell table:content-validation-name="val5" table:style-name="ce20"/>
          <table:table-cell office:value-type="string" table:style-name="ce21">
            <text:p>Server</text:p>
          </table:table-cell>
          <table:table-cell office:value-type="string" table:style-name="ce22">
            <text:p>Create an order of many servings of ice cream</text:p>
          </table:table-cell>
          <table:table-cell office:value-type="string" table:style-name="ce23">
            <text:p>Serve everyone in a customer party</text:p>
          </table:table-cell>
          <table:table-cell table:style-name="ce23"/>
          <table:table-cell table:number-columns-repeated="16374" table:style-name="ce24"/>
        </table:table-row>
        <table:table-row table:style-name="ro3">
          <table:table-cell office:value-type="string" table:style-name="ce2">
            <text:p>CSB</text:p>
          </table:table-cell>
          <table:table-cell office:value-type="float" office:value="11" table:content-validation-name="val10" table:style-name="ce15">
            <text:p>11</text:p>
          </table:table-cell>
          <table:table-cell office:value-type="float" office:value="2" table:content-validation-name="val2" table:style-name="ce15">
            <text:p>2</text:p>
          </table:table-cell>
          <table:table-cell office:value-type="float" office:value="1" table:content-validation-name="val3" table:style-name="ce15">
            <text:p>1</text:p>
          </table:table-cell>
          <table:table-cell office:value-type="float" office:value="2" table:content-validation-name="val4" table:style-name="ce20">
            <text:p>2</text:p>
          </table:table-cell>
          <table:table-cell table:content-validation-name="val5" table:style-name="ce20"/>
          <table:table-cell office:value-type="string" table:style-name="ce21">
            <text:p>Customer</text:p>
          </table:table-cell>
          <table:table-cell office:value-type="string" table:style-name="ce22">
            <text:p>Create a serving of ice cream in a container with toppings</text:p>
          </table:table-cell>
          <table:table-cell office:value-type="string" table:style-name="ce23">
            <text:p>Self-order and not have to deal with people</text:p>
          </table:table-cell>
          <table:table-cell office:value-type="string" table:style-name="ce23">
            <text:p>This just enables the Customer role to do what the Server can do in defining a serving…</text:p>
          </table:table-cell>
          <table:table-cell table:number-columns-repeated="16374" table:style-name="ce24"/>
        </table:table-row>
        <table:table-row table:style-name="ro3">
          <table:table-cell office:value-type="string" table:style-name="ce2">
            <text:p>COB</text:p>
          </table:table-cell>
          <table:table-cell office:value-type="float" office:value="12" table:content-validation-name="val10" table:style-name="ce15">
            <text:p>12</text:p>
          </table:table-cell>
          <table:table-cell office:value-type="float" office:value="2" table:content-validation-name="val2" table:style-name="ce15">
            <text:p>2</text:p>
          </table:table-cell>
          <table:table-cell office:value-type="float" office:value="1" table:content-validation-name="val3" table:style-name="ce15">
            <text:p>1</text:p>
          </table:table-cell>
          <table:table-cell office:value-type="float" office:value="2" table:content-validation-name="val4" table:style-name="ce20">
            <text:p>2</text:p>
          </table:table-cell>
          <table:table-cell table:content-validation-name="val5" table:style-name="ce20"/>
          <table:table-cell office:value-type="string" table:style-name="ce21">
            <text:p>Customer</text:p>
          </table:table-cell>
          <table:table-cell office:value-type="string" table:style-name="ce22">
            <text:p>Create an order of many servings of ice cream</text:p>
          </table:table-cell>
          <table:table-cell office:value-type="string" table:style-name="ce23">
            <text:p>Self-order and not have to deal with people</text:p>
          </table:table-cell>
          <table:table-cell office:value-type="string" table:style-name="ce23">
            <text:p>...and order</text:p>
          </table:table-cell>
          <table:table-cell table:number-columns-repeated="16374" table:style-name="ce24"/>
        </table:table-row>
        <table:table-row table:style-name="ro3">
          <table:table-cell office:value-type="string" table:style-name="ce2">
            <text:p>CE</text:p>
          </table:table-cell>
          <table:table-cell office:value-type="float" office:value="13" table:content-validation-name="val10" table:style-name="ce15">
            <text:p>13</text:p>
          </table:table-cell>
          <table:table-cell office:value-type="float" office:value="3" table:content-validation-name="val2" table:style-name="ce15">
            <text:p>3</text:p>
          </table:table-cell>
          <table:table-cell office:value-type="float" office:value="5" table:content-validation-name="val3" table:style-name="ce15">
            <text:p>5</text:p>
          </table:table-cell>
          <table:table-cell table:content-validation-name="val4" table:style-name="ce20"/>
          <table:table-cell table:content-validation-name="val5" table:style-name="ce20"/>
          <table:table-cell office:value-type="string" table:style-name="ce21">
            <text:p>Manager</text:p>
          </table:table-cell>
          <table:table-cell office:value-type="string" table:style-name="ce22">
            <text:p>Create an emporium that stocks items and maintains a cash register</text:p>
          </table:table-cell>
          <table:table-cell office:value-type="string" table:style-name="ce23">
            <text:p>Manage the emporium</text:p>
          </table:table-cell>
          <table:table-cell office:value-type="string" table:style-name="ce23">
            <text:p>This includes item stocks, server and customer lists, and the cash register</text:p>
          </table:table-cell>
          <table:table-cell table:number-columns-repeated="16374" table:style-name="ce24"/>
        </table:table-row>
        <table:table-row table:style-name="ro4">
          <table:table-cell office:value-type="string" table:style-name="ce2">
            <text:p>MST</text:p>
          </table:table-cell>
          <table:table-cell office:value-type="float" office:value="14" table:content-validation-name="val10" table:style-name="ce15">
            <text:p>14</text:p>
          </table:table-cell>
          <table:table-cell office:value-type="float" office:value="3" table:content-validation-name="val2" table:style-name="ce15">
            <text:p>3</text:p>
          </table:table-cell>
          <table:table-cell office:value-type="float" office:value="8" table:content-validation-name="val3" table:style-name="ce15">
            <text:p>8</text:p>
          </table:table-cell>
          <table:table-cell table:content-validation-name="val4" table:style-name="ce20"/>
          <table:table-cell table:content-validation-name="val5" table:style-name="ce20"/>
          <table:table-cell office:value-type="string" table:style-name="ce21">
            <text:p>Manager</text:p>
          </table:table-cell>
          <table:table-cell office:value-type="string" table:style-name="ce22">
            <text:p>Manage the state of each order (unfilled -&gt; filled -&gt; paid, or unfilled -&gt; canceled)</text:p>
          </table:table-cell>
          <table:table-cell office:value-type="string" table:style-name="ce23">
            <text:p>Ensure each order is filled and payment collected</text:p>
          </table:table-cell>
          <table:table-cell table:style-name="ce23"/>
          <table:table-cell table:number-columns-repeated="16374" table:style-name="ce24"/>
        </table:table-row>
        <table:table-row table:style-name="ro3">
          <table:table-cell office:value-type="string" table:style-name="ce2">
            <text:p>SAVD</text:p>
          </table:table-cell>
          <table:table-cell office:value-type="float" office:value="15" table:content-validation-name="val10" table:style-name="ce15">
            <text:p>15</text:p>
          </table:table-cell>
          <table:table-cell office:value-type="float" office:value="3" table:content-validation-name="val2" table:style-name="ce15">
            <text:p>3</text:p>
          </table:table-cell>
          <table:table-cell office:value-type="float" office:value="8" table:content-validation-name="val3" table:style-name="ce15">
            <text:p>8</text:p>
          </table:table-cell>
          <table:table-cell table:content-validation-name="val4" table:style-name="ce20"/>
          <table:table-cell table:content-validation-name="val5" table:style-name="ce20"/>
          <table:table-cell office:value-type="string" table:style-name="ce21">
            <text:p>Manager</text:p>
          </table:table-cell>
          <table:table-cell office:value-type="string" table:style-name="ce22">
            <text:p>Save all data to a default file</text:p>
          </table:table-cell>
          <table:table-cell office:value-type="string" table:style-name="ce23">
            <text:p>Ensure our data isn’t lost</text:p>
          </table:table-cell>
          <table:table-cell table:style-name="ce23"/>
          <table:table-cell table:number-columns-repeated="16374" table:style-name="ce24"/>
        </table:table-row>
        <table:table-row table:style-name="ro3">
          <table:table-cell office:value-type="string" table:style-name="ce2">
            <text:p>LOAD</text:p>
          </table:table-cell>
          <table:table-cell office:value-type="float" office:value="16" table:content-validation-name="val10" table:style-name="ce15">
            <text:p>16</text:p>
          </table:table-cell>
          <table:table-cell office:value-type="float" office:value="3" table:content-validation-name="val2" table:style-name="ce15">
            <text:p>3</text:p>
          </table:table-cell>
          <table:table-cell office:value-type="float" office:value="5" table:content-validation-name="val3" table:style-name="ce15">
            <text:p>5</text:p>
          </table:table-cell>
          <table:table-cell table:content-validation-name="val4" table:style-name="ce20"/>
          <table:table-cell table:content-validation-name="val5" table:style-name="ce20"/>
          <table:table-cell office:value-type="string" table:style-name="ce21">
            <text:p>Manager</text:p>
          </table:table-cell>
          <table:table-cell office:value-type="string" table:style-name="ce22">
            <text:p>Load data from a default file</text:p>
          </table:table-cell>
          <table:table-cell office:value-type="string" table:style-name="ce23">
            <text:p>Ensure our data isn’t lost</text:p>
          </table:table-cell>
          <table:table-cell table:style-name="ce23"/>
          <table:table-cell table:number-columns-repeated="16374" table:style-name="ce24"/>
        </table:table-row>
        <table:table-row table:style-name="ro3">
          <table:table-cell office:value-type="string" table:style-name="ce2">
            <text:p>POS</text:p>
          </table:table-cell>
          <table:table-cell office:value-type="float" office:value="17" table:content-validation-name="val10" table:style-name="ce15">
            <text:p>17</text:p>
          </table:table-cell>
          <table:table-cell office:value-type="float" office:value="3" table:content-validation-name="val2" table:style-name="ce15">
            <text:p>3</text:p>
          </table:table-cell>
          <table:table-cell office:value-type="float" office:value="5" table:content-validation-name="val3" table:style-name="ce15">
            <text:p>5</text:p>
          </table:table-cell>
          <table:table-cell table:content-validation-name="val4" table:style-name="ce20"/>
          <table:table-cell table:content-validation-name="val5" table:style-name="ce20"/>
          <table:table-cell office:value-type="string" table:style-name="ce21">
            <text:p>Server</text:p>
          </table:table-cell>
          <table:table-cell office:value-type="string" table:style-name="ce22">
            <text:p>Show the servings in an order for the servers (what to prepare)</text:p>
          </table:table-cell>
          <table:table-cell office:value-type="string" table:style-name="ce23">
            <text:p>Know what to put into each serving in an order</text:p>
          </table:table-cell>
          <table:table-cell office:value-type="string" table:style-name="ce23">
            <text:p>This can simply be text in a MessageDialog, or something snazzier; <text:s/>probably similar to PS</text:p>
          </table:table-cell>
          <table:table-cell table:number-columns-repeated="16374" table:style-name="ce24"/>
        </table:table-row>
        <table:table-row table:style-name="ro3">
          <table:table-cell office:value-type="string" table:style-name="ce2">
            <text:p>POC</text:p>
          </table:table-cell>
          <table:table-cell office:value-type="float" office:value="18" table:content-validation-name="val10" table:style-name="ce15">
            <text:p>18</text:p>
          </table:table-cell>
          <table:table-cell office:value-type="float" office:value="3" table:content-validation-name="val2" table:style-name="ce15">
            <text:p>3</text:p>
          </table:table-cell>
          <table:table-cell office:value-type="float" office:value="5" table:content-validation-name="val3" table:style-name="ce15">
            <text:p>5</text:p>
          </table:table-cell>
          <table:table-cell table:content-validation-name="val4" table:style-name="ce20"/>
          <table:table-cell table:content-validation-name="val5" table:style-name="ce20"/>
          <table:table-cell office:value-type="string" table:style-name="ce21">
            <text:p>Customer</text:p>
          </table:table-cell>
          <table:table-cell office:value-type="string" table:style-name="ce22">
            <text:p>Show the servings in an order for the customer (what was ordered / how much it costs)</text:p>
          </table:table-cell>
          <table:table-cell office:value-type="string" table:style-name="ce23">
            <text:p>Verify that my order was taken correctly and see the price</text:p>
          </table:table-cell>
          <table:table-cell office:value-type="string" table:style-name="ce23">
            <text:p>This can simply be text in a MessageDialog, or something snazzier; probably similar to PS</text:p>
          </table:table-cell>
          <table:table-cell table:number-columns-repeated="16374" table:style-name="ce24"/>
        </table:table-row>
        <table:table-row table:style-name="ro3">
          <table:table-cell office:value-type="string" table:style-name="ce2">
            <text:p>CM</text:p>
          </table:table-cell>
          <table:table-cell office:value-type="float" office:value="19" table:content-validation-name="val10" table:style-name="ce15">
            <text:p>19</text:p>
          </table:table-cell>
          <table:table-cell office:value-type="float" office:value="3" table:content-validation-name="val2" table:style-name="ce15">
            <text:p>3</text:p>
          </table:table-cell>
          <table:table-cell office:value-type="float" office:value="3" table:content-validation-name="val3" table:style-name="ce15">
            <text:p>3</text:p>
          </table:table-cell>
          <table:table-cell table:content-validation-name="val4" table:style-name="ce20"/>
          <table:table-cell table:content-validation-name="val5" table:style-name="ce20"/>
          <table:table-cell office:value-type="string" table:style-name="ce21">
            <text:p>Owner</text:p>
          </table:table-cell>
          <table:table-cell office:value-type="string" table:style-name="ce22">
            <text:p>Create a named manager</text:p>
          </table:table-cell>
          <table:table-cell office:value-type="string" table:style-name="ce23">
            <text:p>Delegate management tasks to a pro</text:p>
          </table:table-cell>
          <table:table-cell table:style-name="ce23"/>
          <table:table-cell table:number-columns-repeated="16374" table:style-name="ce24"/>
        </table:table-row>
        <table:table-row table:style-name="ro3">
          <table:table-cell office:value-type="string" table:style-name="ce2">
            <text:p>P&amp;L</text:p>
          </table:table-cell>
          <table:table-cell office:value-type="float" office:value="20" table:content-validation-name="val10" table:style-name="ce15">
            <text:p>20</text:p>
          </table:table-cell>
          <table:table-cell office:value-type="float" office:value="4" table:content-validation-name="val2" table:style-name="ce15">
            <text:p>4</text:p>
          </table:table-cell>
          <table:table-cell office:value-type="float" office:value="8" table:content-validation-name="val3" table:style-name="ce15">
            <text:p>8</text:p>
          </table:table-cell>
          <table:table-cell table:content-validation-name="val4" table:style-name="ce20"/>
          <table:table-cell table:content-validation-name="val5" table:style-name="ce20"/>
          <table:table-cell office:value-type="string" table:style-name="ce21">
            <text:p>Manager</text:p>
          </table:table-cell>
          <table:table-cell office:value-type="string" table:style-name="ce22">
            <text:p>Add a Profit &amp; Loss statement, showing all income, expenses, and total profit</text:p>
          </table:table-cell>
          <table:table-cell office:value-type="string" table:style-name="ce23">
            <text:p>Ensure that we’re making a profit and thus avoid bankruptcy</text:p>
          </table:table-cell>
          <table:table-cell table:style-name="ce23"/>
          <table:table-cell table:number-columns-repeated="16374" table:style-name="ce25"/>
        </table:table-row>
        <table:table-row table:style-name="ro3">
          <table:table-cell office:value-type="string" table:style-name="ce2">
            <text:p>RI</text:p>
          </table:table-cell>
          <table:table-cell office:value-type="float" office:value="21" table:content-validation-name="val10" table:style-name="ce15">
            <text:p>21</text:p>
          </table:table-cell>
          <table:table-cell office:value-type="float" office:value="4" table:content-validation-name="val2" table:style-name="ce15">
            <text:p>4</text:p>
          </table:table-cell>
          <table:table-cell office:value-type="float" office:value="5" table:content-validation-name="val3" table:style-name="ce15">
            <text:p>5</text:p>
          </table:table-cell>
          <table:table-cell table:content-validation-name="val4" table:style-name="ce20"/>
          <table:table-cell table:content-validation-name="val5" table:style-name="ce20"/>
          <table:table-cell office:value-type="string" table:style-name="ce21">
            <text:p>Manager</text:p>
          </table:table-cell>
          <table:table-cell office:value-type="string" table:style-name="ce22">
            <text:p>Display an Inventory Report, listing every item and the quantity in stock</text:p>
          </table:table-cell>
          <table:table-cell office:value-type="string" table:style-name="ce23">
            <text:p>Ensure we don’t run out of any product and thus disappoint our customers</text:p>
          </table:table-cell>
          <table:table-cell table:style-name="ce23"/>
          <table:table-cell table:number-columns-repeated="16374"/>
        </table:table-row>
        <table:table-row table:style-name="ro3">
          <table:table-cell office:value-type="string" table:style-name="ce2">
            <text:p>PIX</text:p>
          </table:table-cell>
          <table:table-cell office:value-type="float" office:value="22" table:content-validation-name="val10" table:style-name="ce15">
            <text:p>22</text:p>
          </table:table-cell>
          <table:table-cell office:value-type="float" office:value="4" table:content-validation-name="val2" table:style-name="ce15">
            <text:p>4</text:p>
          </table:table-cell>
          <table:table-cell office:value-type="float" office:value="21" table:content-validation-name="val3" table:style-name="ce15">
            <text:p>21</text:p>
          </table:table-cell>
          <table:table-cell table:content-validation-name="val4" table:style-name="ce20"/>
          <table:table-cell table:content-validation-name="val5" table:style-name="ce20"/>
          <table:table-cell office:value-type="string" table:style-name="ce21">
            <text:p>Customer</text:p>
          </table:table-cell>
          <table:table-cell office:value-type="string" table:style-name="ce22">
            <text:p>Add and display pictures for each item (container, ice cream flavor, and topping)</text:p>
          </table:table-cell>
          <table:table-cell office:value-type="string" table:style-name="ce23">
            <text:p>Better understand the menu</text:p>
          </table:table-cell>
          <table:table-cell table:style-name="ce23"/>
          <table:table-cell table:number-columns-repeated="16374"/>
        </table:table-row>
        <table:table-row table:style-name="ro3">
          <table:table-cell office:value-type="string" table:style-name="ce2">
            <text:p>RTM</text:p>
          </table:table-cell>
          <table:table-cell office:value-type="float" office:value="23" table:content-validation-name="val10" table:style-name="ce15">
            <text:p>23</text:p>
          </table:table-cell>
          <table:table-cell office:value-type="float" office:value="4" table:content-validation-name="val2" table:style-name="ce15">
            <text:p>4</text:p>
          </table:table-cell>
          <table:table-cell office:value-type="float" office:value="8" table:content-validation-name="val3" table:style-name="ce15">
            <text:p>8</text:p>
          </table:table-cell>
          <table:table-cell table:content-validation-name="val4" table:style-name="ce20"/>
          <table:table-cell table:content-validation-name="val5" table:style-name="ce20"/>
          <table:table-cell office:value-type="string" table:style-name="ce21">
            <text:p>Manager</text:p>
          </table:table-cell>
          <table:table-cell office:value-type="string" table:style-name="ce22">
            <text:p>Display a Server Report, listing all info about each server including # of orders served</text:p>
          </table:table-cell>
          <table:table-cell office:value-type="string" table:style-name="ce23">
            <text:p>Better manage our team and reward productive team members</text:p>
          </table:table-cell>
          <table:table-cell table:style-name="ce23"/>
          <table:table-cell table:number-columns-repeated="16374"/>
        </table:table-row>
        <table:table-row table:style-name="ro3">
          <table:table-cell office:value-type="string" table:style-name="ce2">
            <text:p>ETMS</text:p>
          </table:table-cell>
          <table:table-cell office:value-type="float" office:value="24" table:content-validation-name="val10" table:style-name="ce15">
            <text:p>24</text:p>
          </table:table-cell>
          <table:table-cell office:value-type="float" office:value="4" table:content-validation-name="val2" table:style-name="ce15">
            <text:p>4</text:p>
          </table:table-cell>
          <table:table-cell office:value-type="float" office:value="8" table:content-validation-name="val3" table:style-name="ce15">
            <text:p>8</text:p>
          </table:table-cell>
          <table:table-cell table:content-validation-name="val4" table:style-name="ce20"/>
          <table:table-cell table:content-validation-name="val5" table:style-name="ce20"/>
          <table:table-cell office:value-type="string" table:style-name="ce21">
            <text:p>Manager</text:p>
          </table:table-cell>
          <table:table-cell office:value-type="string" table:style-name="ce22">
            <text:p>Change a server salary</text:p>
          </table:table-cell>
          <table:table-cell office:value-type="string" table:style-name="ce23">
            <text:p>Offer promotions and pay bumps to motivate our team members</text:p>
          </table:table-cell>
          <table:table-cell table:style-name="ce23"/>
          <table:table-cell table:number-columns-repeated="16374"/>
        </table:table-row>
        <table:table-row table:style-name="ro3">
          <table:table-cell office:value-type="string" table:style-name="ce2">
            <text:p>AI</text:p>
          </table:table-cell>
          <table:table-cell office:value-type="float" office:value="25" table:content-validation-name="val10" table:style-name="ce15">
            <text:p>25</text:p>
          </table:table-cell>
          <table:table-cell office:value-type="float" office:value="5" table:content-validation-name="val2" table:style-name="ce15">
            <text:p>5</text:p>
          </table:table-cell>
          <table:table-cell office:value-type="float" office:value="8" table:content-validation-name="val3" table:style-name="ce15">
            <text:p>8</text:p>
          </table:table-cell>
          <table:table-cell table:content-validation-name="val4" table:style-name="ce20"/>
          <table:table-cell table:content-validation-name="val5" table:style-name="ce20"/>
          <table:table-cell office:value-type="string" table:style-name="ce21">
            <text:p>Server</text:p>
          </table:table-cell>
          <table:table-cell office:value-type="string" table:style-name="ce22">
            <text:p>Restock items (ice cream flavor, container, and topping)</text:p>
          </table:table-cell>
          <table:table-cell office:value-type="string" table:style-name="ce23">
            <text:p>Ensure we can fill every order</text:p>
          </table:table-cell>
          <table:table-cell table:style-name="ce23"/>
          <table:table-cell table:number-columns-repeated="16374"/>
        </table:table-row>
        <table:table-row table:style-name="ro3">
          <table:table-cell office:value-type="string" table:style-name="ce2">
            <text:p>RO</text:p>
          </table:table-cell>
          <table:table-cell office:value-type="float" office:value="26" table:content-validation-name="val10" table:style-name="ce15">
            <text:p>26</text:p>
          </table:table-cell>
          <table:table-cell office:value-type="float" office:value="5" table:content-validation-name="val2" table:style-name="ce15">
            <text:p>5</text:p>
          </table:table-cell>
          <table:table-cell office:value-type="float" office:value="8" table:content-validation-name="val3" table:style-name="ce15">
            <text:p>8</text:p>
          </table:table-cell>
          <table:table-cell table:content-validation-name="val4" table:style-name="ce20"/>
          <table:table-cell table:content-validation-name="val5" table:style-name="ce20"/>
          <table:table-cell office:value-type="string" table:style-name="ce21">
            <text:p>Manager</text:p>
          </table:table-cell>
          <table:table-cell office:value-type="string" table:style-name="ce22">
            <text:p>Create an Order Report, showing all pending orders (unfilled and filled but unpaid)</text:p>
          </table:table-cell>
          <table:table-cell office:value-type="string" table:style-name="ce23">
            <text:p>Better manage our production process</text:p>
          </table:table-cell>
          <table:table-cell table:style-name="ce23"/>
          <table:table-cell table:number-columns-repeated="16374"/>
        </table:table-row>
        <table:table-row table:style-name="ro3">
          <table:table-cell office:value-type="string" table:style-name="ce2">
            <text:p>RB</text:p>
          </table:table-cell>
          <table:table-cell office:value-type="float" office:value="27" table:content-validation-name="val10" table:style-name="ce15">
            <text:p>27</text:p>
          </table:table-cell>
          <table:table-cell office:value-type="float" office:value="6" table:content-validation-name="val2" table:style-name="ce15">
            <text:p>6</text:p>
          </table:table-cell>
          <table:table-cell office:value-type="float" office:value="5" table:content-validation-name="val3" table:style-name="ce15">
            <text:p>5</text:p>
          </table:table-cell>
          <table:table-cell table:content-validation-name="val4" table:style-name="ce20"/>
          <table:table-cell table:content-validation-name="val5" table:style-name="ce20"/>
          <table:table-cell office:value-type="string" table:style-name="ce21">
            <text:p>Manager</text:p>
          </table:table-cell>
          <table:table-cell office:value-type="string" table:style-name="ce22">
            <text:p>Display a Customer Report, listing all info about each customer</text:p>
          </table:table-cell>
          <table:table-cell office:value-type="string" table:style-name="ce23">
            <text:p>Better attract repeat customers and handle complaints</text:p>
          </table:table-cell>
          <table:table-cell table:style-name="ce23"/>
          <table:table-cell table:number-columns-repeated="16374"/>
        </table:table-row>
        <table:table-row table:style-name="ro3">
          <table:table-cell office:value-type="string" table:style-name="ce2">
            <text:p>EF</text:p>
          </table:table-cell>
          <table:table-cell office:value-type="float" office:value="28" table:content-validation-name="val10" table:style-name="ce15">
            <text:p>28</text:p>
          </table:table-cell>
          <table:table-cell office:value-type="float" office:value="6" table:content-validation-name="val2" table:style-name="ce15">
            <text:p>6</text:p>
          </table:table-cell>
          <table:table-cell office:value-type="float" office:value="8" table:content-validation-name="val3" table:style-name="ce15">
            <text:p>8</text:p>
          </table:table-cell>
          <table:table-cell table:content-validation-name="val4" table:style-name="ce20"/>
          <table:table-cell table:content-validation-name="val5" table:style-name="ce20"/>
          <table:table-cell office:value-type="string" table:style-name="ce21">
            <text:p>Manager</text:p>
          </table:table-cell>
          <table:table-cell office:value-type="string" table:style-name="ce22">
            <text:p>Edit an ice cream flavor</text:p>
          </table:table-cell>
          <table:table-cell office:value-type="string" table:style-name="ce23">
            <text:p>Improve our data and keep it synced to reality</text:p>
          </table:table-cell>
          <table:table-cell table:style-name="ce23"/>
          <table:table-cell table:number-columns-repeated="16374"/>
        </table:table-row>
        <table:table-row table:style-name="ro3">
          <table:table-cell office:value-type="string" table:style-name="ce2">
            <text:p>EC</text:p>
          </table:table-cell>
          <table:table-cell office:value-type="float" office:value="29" table:content-validation-name="val10" table:style-name="ce15">
            <text:p>29</text:p>
          </table:table-cell>
          <table:table-cell office:value-type="float" office:value="6" table:content-validation-name="val2" table:style-name="ce15">
            <text:p>6</text:p>
          </table:table-cell>
          <table:table-cell office:value-type="float" office:value="8" table:content-validation-name="val3" table:style-name="ce15">
            <text:p>8</text:p>
          </table:table-cell>
          <table:table-cell table:content-validation-name="val4" table:style-name="ce20"/>
          <table:table-cell table:content-validation-name="val5" table:style-name="ce20"/>
          <table:table-cell office:value-type="string" table:style-name="ce21">
            <text:p>Manager</text:p>
          </table:table-cell>
          <table:table-cell office:value-type="string" table:style-name="ce22">
            <text:p>Edit a container</text:p>
          </table:table-cell>
          <table:table-cell office:value-type="string" table:style-name="ce23">
            <text:p>Improve our data and keep it synced to reality</text:p>
          </table:table-cell>
          <table:table-cell table:style-name="ce23"/>
          <table:table-cell table:number-columns-repeated="16374"/>
        </table:table-row>
        <table:table-row table:style-name="ro3">
          <table:table-cell office:value-type="string" table:style-name="ce2">
            <text:p>ET</text:p>
          </table:table-cell>
          <table:table-cell office:value-type="float" office:value="30" table:content-validation-name="val10" table:style-name="ce15">
            <text:p>30</text:p>
          </table:table-cell>
          <table:table-cell office:value-type="float" office:value="6" table:content-validation-name="val2" table:style-name="ce15">
            <text:p>6</text:p>
          </table:table-cell>
          <table:table-cell office:value-type="float" office:value="8" table:content-validation-name="val3" table:style-name="ce15">
            <text:p>8</text:p>
          </table:table-cell>
          <table:table-cell table:content-validation-name="val4" table:style-name="ce20"/>
          <table:table-cell table:content-validation-name="val5" table:style-name="ce20"/>
          <table:table-cell office:value-type="string" table:style-name="ce21">
            <text:p>Manager</text:p>
          </table:table-cell>
          <table:table-cell office:value-type="string" table:style-name="ce22">
            <text:p>Edit a new topping</text:p>
          </table:table-cell>
          <table:table-cell office:value-type="string" table:style-name="ce23">
            <text:p>Improve our data and keep it synced to reality</text:p>
          </table:table-cell>
          <table:table-cell table:style-name="ce23"/>
          <table:table-cell table:number-columns-repeated="16374"/>
        </table:table-row>
        <table:table-row table:style-name="ro3">
          <table:table-cell office:value-type="string" table:style-name="ce2">
            <text:p>ROA</text:p>
          </table:table-cell>
          <table:table-cell office:value-type="float" office:value="31" table:content-validation-name="val10" table:style-name="ce15">
            <text:p>31</text:p>
          </table:table-cell>
          <table:table-cell table:content-validation-name="val2" table:style-name="ce15"/>
          <table:table-cell office:value-type="float" office:value="3" table:content-validation-name="val3" table:style-name="ce15">
            <text:p>3</text:p>
          </table:table-cell>
          <table:table-cell table:content-validation-name="val4" table:style-name="ce20"/>
          <table:table-cell table:content-validation-name="val5" table:style-name="ce20"/>
          <table:table-cell office:value-type="string" table:style-name="ce21">
            <text:p>Manager</text:p>
          </table:table-cell>
          <table:table-cell office:value-type="string" table:style-name="ce22">
            <text:p>Add Order Report option to show completed as well as pending orders</text:p>
          </table:table-cell>
          <table:table-cell office:value-type="string" table:style-name="ce23">
            <text:p>Review our order history seeking patterns to understand how to improve efficiency and profit</text:p>
          </table:table-cell>
          <table:table-cell table:style-name="ce23"/>
          <table:table-cell table:number-columns-repeated="16374"/>
        </table:table-row>
        <table:table-row table:style-name="ro3">
          <table:table-cell office:value-type="string" table:style-name="ce2">
            <text:p>SALL</text:p>
          </table:table-cell>
          <table:table-cell office:value-type="float" office:value="32" table:content-validation-name="val10" table:style-name="ce15">
            <text:p>32</text:p>
          </table:table-cell>
          <table:table-cell table:content-validation-name="val2" table:style-name="ce15"/>
          <table:table-cell office:value-type="float" office:value="5" table:content-validation-name="val3" table:style-name="ce15">
            <text:p>5</text:p>
          </table:table-cell>
          <table:table-cell table:content-validation-name="val4" table:style-name="ce20"/>
          <table:table-cell table:content-validation-name="val5" table:style-name="ce20"/>
          <table:table-cell office:value-type="string" table:style-name="ce21">
            <text:p>Owner</text:p>
          </table:table-cell>
          <table:table-cell office:value-type="string" table:style-name="ce22">
            <text:p>Save all data to a specified file</text:p>
          </table:table-cell>
          <table:table-cell office:value-type="string" table:style-name="ce23">
            <text:p>Franchise my company</text:p>
          </table:table-cell>
          <table:table-cell table:style-name="ce23"/>
          <table:table-cell table:number-columns-repeated="16374"/>
        </table:table-row>
        <table:table-row table:style-name="ro3">
          <table:table-cell office:value-type="string" table:style-name="ce2">
            <text:p>LALL</text:p>
          </table:table-cell>
          <table:table-cell office:value-type="float" office:value="33" table:content-validation-name="val10" table:style-name="ce15">
            <text:p>33</text:p>
          </table:table-cell>
          <table:table-cell table:content-validation-name="val2" table:style-name="ce15"/>
          <table:table-cell office:value-type="float" office:value="5" table:content-validation-name="val3" table:style-name="ce15">
            <text:p>5</text:p>
          </table:table-cell>
          <table:table-cell table:content-validation-name="val4" table:style-name="ce20"/>
          <table:table-cell table:content-validation-name="val5" table:style-name="ce20"/>
          <table:table-cell office:value-type="string" table:style-name="ce21">
            <text:p>Owner</text:p>
          </table:table-cell>
          <table:table-cell office:value-type="string" table:style-name="ce22">
            <text:p>Load data from a specified file</text:p>
          </table:table-cell>
          <table:table-cell office:value-type="string" table:style-name="ce23">
            <text:p>Franchise my company</text:p>
          </table:table-cell>
          <table:table-cell table:style-name="ce23"/>
          <table:table-cell table:number-columns-repeated="16374"/>
        </table:table-row>
        <table:table-row table:style-name="ro3">
          <table:table-cell office:value-type="string" table:style-name="ce2">
            <text:p>CENEW</text:p>
          </table:table-cell>
          <table:table-cell office:value-type="float" office:value="34" table:content-validation-name="val10" table:style-name="ce15">
            <text:p>34</text:p>
          </table:table-cell>
          <table:table-cell table:content-validation-name="val2" table:style-name="ce15"/>
          <table:table-cell office:value-type="float" office:value="13" table:content-validation-name="val3" table:style-name="ce15">
            <text:p>13</text:p>
          </table:table-cell>
          <table:table-cell table:content-validation-name="val4" table:style-name="ce20"/>
          <table:table-cell table:content-validation-name="val5" table:style-name="ce20"/>
          <table:table-cell office:value-type="string" table:style-name="ce21">
            <text:p>Owner</text:p>
          </table:table-cell>
          <table:table-cell office:value-type="string" table:style-name="ce22">
            <text:p>Create a new franchise</text:p>
          </table:table-cell>
          <table:table-cell office:value-type="string" table:style-name="ce23">
            <text:p>Franchise my company</text:p>
          </table:table-cell>
          <table:table-cell table:style-name="ce23"/>
          <table:table-cell table:number-columns-repeated="16374"/>
        </table:table-row>
        <table:table-row table:style-name="ro3">
          <table:table-cell office:value-type="string" table:style-name="ce2">
            <text:p>XI</text:p>
          </table:table-cell>
          <table:table-cell office:value-type="float" office:value="35" table:content-validation-name="val10" table:style-name="ce15">
            <text:p>35</text:p>
          </table:table-cell>
          <table:table-cell table:content-validation-name="val2" table:style-name="ce15"/>
          <table:table-cell office:value-type="float" office:value="21" table:content-validation-name="val3" table:style-name="ce15">
            <text:p>21</text:p>
          </table:table-cell>
          <table:table-cell table:content-validation-name="val4" table:style-name="ce20"/>
          <table:table-cell table:content-validation-name="val5" table:style-name="ce20"/>
          <table:table-cell office:value-type="string" table:style-name="ce21">
            <text:p>Manager</text:p>
          </table:table-cell>
          <table:table-cell office:value-type="string" table:style-name="ce22">
            <text:p>Retire an item (no longer enable its selection for a new order, but keep in reports)</text:p>
          </table:table-cell>
          <table:table-cell office:value-type="string" table:style-name="ce23">
            <text:p>Remove items no longer offered from the menu</text:p>
          </table:table-cell>
          <table:table-cell table:style-name="ce23"/>
          <table:table-cell table:number-columns-repeated="16374"/>
        </table:table-row>
        <table:table-row table:style-name="ro3">
          <table:table-cell office:value-type="string" table:style-name="ce2">
            <text:p>XT</text:p>
          </table:table-cell>
          <table:table-cell office:value-type="float" office:value="36" table:content-validation-name="val10" table:style-name="ce15">
            <text:p>36</text:p>
          </table:table-cell>
          <table:table-cell table:content-validation-name="val2" table:style-name="ce15"/>
          <table:table-cell office:value-type="float" office:value="13" table:content-validation-name="val3" table:style-name="ce15">
            <text:p>13</text:p>
          </table:table-cell>
          <table:table-cell table:content-validation-name="val4" table:style-name="ce20"/>
          <table:table-cell table:content-validation-name="val5" table:style-name="ce20"/>
          <table:table-cell office:value-type="string" table:style-name="ce21">
            <text:p>Manager</text:p>
          </table:table-cell>
          <table:table-cell office:value-type="string" table:style-name="ce22">
            <text:p>Suspend a server (no longer allow their selection for an order or restock, but keep in reports)</text:p>
          </table:table-cell>
          <table:table-cell office:value-type="string" table:style-name="ce23">
            <text:p>Remove team members who aren’t currently active from our drop-down lists (except reports)</text:p>
          </table:table-cell>
          <table:table-cell table:style-name="ce23"/>
          <table:table-cell table:number-columns-repeated="16374"/>
        </table:table-row>
        <table:table-row table:style-name="ro3">
          <table:table-cell office:value-type="string" table:style-name="ce2">
            <text:p>XXT</text:p>
          </table:table-cell>
          <table:table-cell office:value-type="float" office:value="37" table:content-validation-name="val10" table:style-name="ce15">
            <text:p>37</text:p>
          </table:table-cell>
          <table:table-cell table:content-validation-name="val2" table:style-name="ce15"/>
          <table:table-cell office:value-type="float" office:value="5" table:content-validation-name="val3" table:style-name="ce15">
            <text:p>5</text:p>
          </table:table-cell>
          <table:table-cell table:content-validation-name="val4" table:style-name="ce20"/>
          <table:table-cell table:content-validation-name="val5" table:style-name="ce20"/>
          <table:table-cell office:value-type="string" table:style-name="ce21">
            <text:p>Manager</text:p>
          </table:table-cell>
          <table:table-cell office:value-type="string" table:style-name="ce2">
            <text:p>Restore a server</text:p>
          </table:table-cell>
          <table:table-cell office:value-type="string" table:style-name="ce23">
            <text:p>Add a former team member tack into service</text:p>
          </table:table-cell>
          <table:table-cell table:style-name="ce23"/>
          <table:table-cell table:number-columns-repeated="16374"/>
        </table:table-row>
        <table:table-row table:number-rows-repeated="4" table:style-name="ro5">
          <table:table-cell table:style-name="ce2"/>
          <table:table-cell table:content-validation-name="val10" table:style-name="ce15"/>
          <table:table-cell table:content-validation-name="val2" table:style-name="ce15"/>
          <table:table-cell table:content-validation-name="val3" table:style-name="ce15"/>
          <table:table-cell table:content-validation-name="val4" table:style-name="ce20"/>
          <table:table-cell table:content-validation-name="val5" table:style-name="ce20"/>
          <table:table-cell table:style-name="ce21"/>
          <table:table-cell table:style-name="ce2"/>
          <table:table-cell table:number-columns-repeated="2" table:style-name="ce23"/>
          <table:table-cell table:number-columns-repeated="16374"/>
        </table:table-row>
        <table:table-row table:number-rows-repeated="35" table:style-name="ro5">
          <table:table-cell/>
          <table:table-cell table:content-validation-name="val10" table:style-name="ce15"/>
          <table:table-cell table:content-validation-name="val2" table:style-name="ce15"/>
          <table:table-cell table:content-validation-name="val3" table:style-name="ce15"/>
          <table:table-cell table:content-validation-name="val4" table:style-name="ce20"/>
          <table:table-cell table:content-validation-name="val5" table:style-name="ce20"/>
          <table:table-cell table:style-name="ce21"/>
          <table:table-cell table:style-name="ce2"/>
          <table:table-cell table:number-columns-repeated="2" table:style-name="ce23"/>
          <table:table-cell table:number-columns-repeated="16374"/>
        </table:table-row>
        <table:table-row table:number-rows-repeated="1048477" table:style-name="ro5">
          <table:table-cell table:number-columns-repeated="16384"/>
        </table:table-row>
      </table:table>
      <table:table table:name="Sprint_01_Backlog" table:style-name="ta2">
        <table:shapes>
          <draw:frame draw:z-index="1" draw:id="id1" draw:style-name="a1" draw:name="Chart 1" svg:x="4.46889in" svg:y="0.48736in" svg:width="4.10236in" svg:height="2.02875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32">
            <text:p>Sprint #</text:p>
          </table:table-cell>
          <table:table-cell office:value-type="float" office:value="1" table:style-name="ce32">
            <text:p>1</text:p>
          </table:table-cell>
          <table:table-cell table:style-name="ce32"/>
          <table:table-cell office:value-type="string" table:style-name="ce33">
            <text:p>Complete Fields in Green!!!</text:p>
          </table:table-cell>
          <table:table-cell table:style-name="ce1"/>
          <table:table-cell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Start on</text:p>
          </table:table-cell>
          <table:table-cell office:value-type="date" office:date-value="2017-10-19T00:00:00" table:style-name="ce34">
            <text:p>Oct 19</text:p>
          </table:table-cell>
          <table:table-cell table:style-name="ce32"/>
          <table:table-cell office:value-type="string" table:style-name="ce35">
            <text:p>*** Create a new Sprint Backlog for EVERY SPRINT ***</text:p>
          </table:table-cell>
          <table:table-cell table:number-columns-repeated="2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End on</text:p>
          </table:table-cell>
          <table:table-cell office:value-type="date" office:date-value="2017-10-26T00:00:00" table:style-name="ce34">
            <text:p>Oct 26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emo on</text:p>
          </table:table-cell>
          <table:table-cell office:value-type="string" table:style-name="ce36">
            <text:p>TBD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style-name="ce32"/>
          <table:table-cell table:style-name="ce36"/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style-name="ce32"/>
          <table:table-cell office:value-type="string" table:style-name="ce37">
            <text:p>Remaining</text:p>
          </table:table-cell>
          <table:table-cell office:value-type="string" table:style-name="ce32">
            <text:p>Completed (this day)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Total Tasks</text:p>
          </table:table-cell>
          <table:table-cell office:value-type="float" office:value="4" table:formula="of:=COUNTA([.D17:.D995])" table:style-name="ce32">
            <text:p>4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1 Left</text:p>
          </table:table-cell>
          <table:table-cell office:value-type="float" office:value="4" table:formula="of:=[.B7]-[.C8]" table:style-name="ce32">
            <text:p>4</text:p>
          </table:table-cell>
          <table:table-cell office:value-type="float" office:value="0" table:formula="of:=COUNTIF([.E$17:.E$995]; &quot;Completed Day 1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2 Left</text:p>
          </table:table-cell>
          <table:table-cell office:value-type="float" office:value="4" table:formula="of:=[.B8]-[.C9]" table:style-name="ce32">
            <text:p>4</text:p>
          </table:table-cell>
          <table:table-cell office:value-type="float" office:value="0" table:formula="of:=COUNTIF([.E$17:.E$995]; &quot;Completed Day 2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3 Left</text:p>
          </table:table-cell>
          <table:table-cell office:value-type="float" office:value="4" table:formula="of:=[.B9]-[.C10]" table:style-name="ce32">
            <text:p>4</text:p>
          </table:table-cell>
          <table:table-cell office:value-type="float" office:value="0" table:formula="of:=COUNTIF([.E$17:.E$995]; &quot;Completed Day 3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4 Left</text:p>
          </table:table-cell>
          <table:table-cell office:value-type="float" office:value="4" table:formula="of:=[.B10]-[.C11]" table:style-name="ce32">
            <text:p>4</text:p>
          </table:table-cell>
          <table:table-cell office:value-type="float" office:value="0" table:formula="of:=COUNTIF([.E$17:.E$995]; &quot;Completed Day 4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5 Left</text:p>
          </table:table-cell>
          <table:table-cell office:value-type="float" office:value="4" table:formula="of:=[.B11]-[.C12]" table:style-name="ce32">
            <text:p>4</text:p>
          </table:table-cell>
          <table:table-cell office:value-type="float" office:value="0" table:formula="of:=COUNTIF([.E$17:.E$995]; &quot;Completed Day 5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6 Left</text:p>
          </table:table-cell>
          <table:table-cell office:value-type="float" office:value="0" table:formula="of:=[.B12]-[.C13]" table:style-name="ce32">
            <text:p>0</text:p>
          </table:table-cell>
          <table:table-cell office:value-type="float" office:value="4" table:formula="of:=COUNTIF([.E$17:.E$995]; &quot;Completed Day 6&quot;)" table:style-name="ce32">
            <text:p>4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7 Left</text:p>
          </table:table-cell>
          <table:table-cell office:value-type="float" office:value="0" table:formula="of:=[.B13]-[.C14]" table:style-name="ce32">
            <text:p>0</text:p>
          </table:table-cell>
          <table:table-cell office:value-type="float" office:value="0" table:formula="of:=COUNTIF([.E$17:.E$995]; &quot;Completed Day 7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number-columns-repeated="6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8">
            <text:p>Task ID</text:p>
          </table:table-cell>
          <table:table-cell office:value-type="string" table:style-name="ce38">
            <text:p>Feature ID</text:p>
          </table:table-cell>
          <table:table-cell office:value-type="string" table:style-name="ce38">
            <text:p>Assigned To</text:p>
          </table:table-cell>
          <table:table-cell office:value-type="string" table:style-name="ce38">
            <text:p>Description</text:p>
          </table:table-cell>
          <table:table-cell office:value-type="string" table:style-name="ce38">
            <text:p>Status</text:p>
          </table:table-cell>
          <table:table-cell office:value-type="string" table:style-name="ce38">
            <text:p>Notes</text:p>
          </table:table-cell>
          <table:table-cell table:number-columns-repeated="16378" table:style-name="ce1"/>
        </table:table-row>
        <table:table-row table:style-name="ro3">
          <table:table-cell office:value-type="float" office:value="1" table:content-validation-name="val11" table:style-name="ce1">
            <text:p>1</text:p>
          </table:table-cell>
          <table:table-cell office:value-type="string" table:content-validation-name="val12" table:style-name="ce6">
            <text:p>CF</text:p>
          </table:table-cell>
          <table:table-cell office:value-type="string" table:content-validation-name="val13" table:style-name="ce6">
            <text:p>JB</text:p>
          </table:table-cell>
          <table:table-cell office:value-type="string" table:style-name="ce6">
            <text:p>Create Ice Cream Flavor</text:p>
          </table:table-cell>
          <table:table-cell office:value-type="string" table:content-validation-name="val15" table:style-name="ce39">
            <text:p>Completed Day 6</text:p>
          </table:table-cell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" table:content-validation-name="val11" table:style-name="ce1">
            <text:p>2</text:p>
          </table:table-cell>
          <table:table-cell office:value-type="string" table:content-validation-name="val12" table:style-name="ce6">
            <text:p>CC</text:p>
          </table:table-cell>
          <table:table-cell office:value-type="string" table:content-validation-name="val13" table:style-name="ce6">
            <text:p>EK</text:p>
          </table:table-cell>
          <table:table-cell office:value-type="string" table:content-validation-name="val14" table:style-name="ce6">
            <text:p>Create Ice Cream Container</text:p>
          </table:table-cell>
          <table:table-cell office:value-type="string" table:content-validation-name="val15" table:style-name="ce39">
            <text:p>Completed Day 6</text:p>
          </table:table-cell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" table:content-validation-name="val11" table:style-name="ce1">
            <text:p>3</text:p>
          </table:table-cell>
          <table:table-cell office:value-type="string" table:content-validation-name="val12" table:style-name="ce6">
            <text:p>CT</text:p>
          </table:table-cell>
          <table:table-cell office:value-type="string" table:content-validation-name="val13" table:style-name="ce6">
            <text:p>JB</text:p>
          </table:table-cell>
          <table:table-cell office:value-type="string" table:content-validation-name="val14" table:style-name="ce6">
            <text:p>Create Ice Cream Topping</text:p>
          </table:table-cell>
          <table:table-cell office:value-type="string" table:content-validation-name="val15" table:style-name="ce39">
            <text:p>Completed Day 6</text:p>
          </table:table-cell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" table:content-validation-name="val11" table:style-name="ce1">
            <text:p>4</text:p>
          </table:table-cell>
          <table:table-cell office:value-type="string" table:content-validation-name="val12" table:style-name="ce6">
            <text:p>GUI</text:p>
          </table:table-cell>
          <table:table-cell office:value-type="string" table:content-validation-name="val13" table:style-name="ce6">
            <text:p>EK</text:p>
          </table:table-cell>
          <table:table-cell office:value-type="string" table:content-validation-name="val14" table:style-name="ce6">
            <text:p>Create GUI</text:p>
          </table:table-cell>
          <table:table-cell office:value-type="string" table:content-validation-name="val15" table:style-name="ce39">
            <text:p>Completed Day 6</text:p>
          </table:table-cell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" table:content-validation-name="val11" table:style-name="ce1">
            <text:p>5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" table:content-validation-name="val11" table:style-name="ce1">
            <text:p>6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" table:content-validation-name="val11" table:style-name="ce1">
            <text:p>7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8" table:content-validation-name="val11" table:style-name="ce1">
            <text:p>8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9" table:content-validation-name="val11" table:style-name="ce1">
            <text:p>9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10" table:content-validation-name="val11" table:style-name="ce1">
            <text:p>10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11" table:content-validation-name="val11" table:style-name="ce1">
            <text:p>11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12" table:content-validation-name="val11" table:style-name="ce1">
            <text:p>12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13" table:content-validation-name="val11" table:style-name="ce1">
            <text:p>13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14" table:content-validation-name="val11" table:style-name="ce1">
            <text:p>14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15" table:content-validation-name="val11" table:style-name="ce1">
            <text:p>15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16" table:content-validation-name="val11" table:style-name="ce1">
            <text:p>16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17" table:content-validation-name="val11" table:style-name="ce1">
            <text:p>17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18" table:content-validation-name="val11" table:style-name="ce1">
            <text:p>18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19" table:content-validation-name="val11" table:style-name="ce1">
            <text:p>19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0" table:content-validation-name="val11" table:style-name="ce1">
            <text:p>20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1" table:content-validation-name="val11" table:style-name="ce1">
            <text:p>21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2" table:content-validation-name="val11" table:style-name="ce1">
            <text:p>22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3" table:content-validation-name="val11" table:style-name="ce1">
            <text:p>23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4" table:content-validation-name="val11" table:style-name="ce1">
            <text:p>24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5" table:content-validation-name="val11" table:style-name="ce1">
            <text:p>25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6" table:content-validation-name="val11" table:style-name="ce1">
            <text:p>26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7" table:content-validation-name="val11" table:style-name="ce1">
            <text:p>27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8" table:content-validation-name="val11" table:style-name="ce1">
            <text:p>28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9" table:content-validation-name="val11" table:style-name="ce1">
            <text:p>29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0" table:content-validation-name="val11" table:style-name="ce1">
            <text:p>30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1" table:content-validation-name="val11" table:style-name="ce1">
            <text:p>31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2" table:content-validation-name="val11" table:style-name="ce1">
            <text:p>32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3" table:content-validation-name="val11" table:style-name="ce1">
            <text:p>33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4" table:content-validation-name="val11" table:style-name="ce1">
            <text:p>34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5" table:content-validation-name="val11" table:style-name="ce1">
            <text:p>35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6" table:content-validation-name="val11" table:style-name="ce1">
            <text:p>36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7" table:content-validation-name="val11" table:style-name="ce1">
            <text:p>37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8" table:content-validation-name="val11" table:style-name="ce1">
            <text:p>38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9" table:content-validation-name="val11" table:style-name="ce1">
            <text:p>39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0" table:content-validation-name="val11" table:style-name="ce1">
            <text:p>40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1" table:content-validation-name="val11" table:style-name="ce1">
            <text:p>41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2" table:content-validation-name="val11" table:style-name="ce1">
            <text:p>42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3" table:content-validation-name="val11" table:style-name="ce1">
            <text:p>43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4" table:content-validation-name="val11" table:style-name="ce1">
            <text:p>44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5" table:content-validation-name="val11" table:style-name="ce1">
            <text:p>45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6" table:content-validation-name="val11" table:style-name="ce1">
            <text:p>46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7" table:content-validation-name="val11" table:style-name="ce1">
            <text:p>47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8" table:content-validation-name="val11" table:style-name="ce1">
            <text:p>48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9" table:content-validation-name="val11" table:style-name="ce1">
            <text:p>49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0" table:content-validation-name="val11" table:style-name="ce1">
            <text:p>50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1" table:content-validation-name="val11" table:style-name="ce1">
            <text:p>51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2" table:content-validation-name="val11" table:style-name="ce1">
            <text:p>52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3" table:content-validation-name="val11" table:style-name="ce1">
            <text:p>53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4" table:content-validation-name="val11" table:style-name="ce1">
            <text:p>54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5" table:content-validation-name="val11" table:style-name="ce1">
            <text:p>55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6" table:content-validation-name="val11" table:style-name="ce1">
            <text:p>56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7" table:content-validation-name="val11" table:style-name="ce1">
            <text:p>57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8" table:content-validation-name="val11" table:style-name="ce1">
            <text:p>58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9" table:content-validation-name="val11" table:style-name="ce1">
            <text:p>59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0" table:content-validation-name="val11" table:style-name="ce1">
            <text:p>60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1" table:content-validation-name="val11" table:style-name="ce1">
            <text:p>61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2" table:content-validation-name="val11" table:style-name="ce1">
            <text:p>62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3" table:content-validation-name="val11" table:style-name="ce1">
            <text:p>63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4" table:content-validation-name="val11" table:style-name="ce1">
            <text:p>64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5" table:content-validation-name="val11" table:style-name="ce1">
            <text:p>65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6" table:content-validation-name="val11" table:style-name="ce1">
            <text:p>66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7" table:content-validation-name="val11" table:style-name="ce1">
            <text:p>67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8" table:content-validation-name="val11" table:style-name="ce1">
            <text:p>68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9" table:content-validation-name="val11" table:style-name="ce1">
            <text:p>69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0" table:content-validation-name="val11" table:style-name="ce1">
            <text:p>70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1" table:content-validation-name="val11" table:style-name="ce1">
            <text:p>71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2" table:content-validation-name="val11" table:style-name="ce1">
            <text:p>72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3" table:content-validation-name="val11" table:style-name="ce1">
            <text:p>73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4" table:content-validation-name="val11" table:style-name="ce1">
            <text:p>74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5" table:content-validation-name="val11" table:style-name="ce1">
            <text:p>75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6" table:content-validation-name="val11" table:style-name="ce1">
            <text:p>76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7" table:content-validation-name="val11" table:style-name="ce1">
            <text:p>77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8" table:content-validation-name="val11" table:style-name="ce1">
            <text:p>78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9" table:content-validation-name="val11" table:style-name="ce1">
            <text:p>79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80" table:content-validation-name="val11" table:style-name="ce1">
            <text:p>80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81" table:content-validation-name="val11" table:style-name="ce1">
            <text:p>81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82" table:content-validation-name="val11" table:style-name="ce1">
            <text:p>82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83" table:content-validation-name="val11" table:style-name="ce1">
            <text:p>83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84" table:content-validation-name="val11" table:style-name="ce1">
            <text:p>84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39"/>
          <table:table-cell table:content-validation-name="val16" table:style-name="ce1"/>
          <table:table-cell table:number-columns-repeated="16378"/>
        </table:table-row>
        <table:table-row table:number-rows-repeated="1048476" table:style-name="ro3">
          <table:table-cell table:number-columns-repeated="16384"/>
        </table:table-row>
      </table:table>
      <table:table table:name="Sprint_02_Backlog" table:style-name="ta1">
        <table:shapes>
          <draw:frame draw:z-index="1" draw:id="id2" draw:style-name="a2" draw:name="Chart 1" svg:x="4.46889in" svg:y="0.48736in" svg:width="4.10236in" svg:height="2.02875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32">
            <text:p>Sprint #</text:p>
          </table:table-cell>
          <table:table-cell office:value-type="float" office:value="2" table:style-name="ce32">
            <text:p>2</text:p>
          </table:table-cell>
          <table:table-cell table:style-name="ce32"/>
          <table:table-cell office:value-type="string" table:style-name="ce33">
            <text:p>Complete Fields in Green!!!</text:p>
          </table:table-cell>
          <table:table-cell table:style-name="ce1"/>
          <table:table-cell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Start on</text:p>
          </table:table-cell>
          <table:table-cell office:value-type="date" office:date-value="2017-10-26T00:00:00" table:style-name="ce34">
            <text:p>Oct 26</text:p>
          </table:table-cell>
          <table:table-cell table:style-name="ce32"/>
          <table:table-cell office:value-type="string" table:style-name="ce35">
            <text:p>*** Create a new Sprint Backlog for EVERY SPRINT ***</text:p>
          </table:table-cell>
          <table:table-cell table:number-columns-repeated="2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End on</text:p>
          </table:table-cell>
          <table:table-cell office:value-type="date" office:date-value="2017-11-02T00:00:00" table:style-name="ce34">
            <text:p>Nov 02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emo on</text:p>
          </table:table-cell>
          <table:table-cell office:value-type="string" table:style-name="ce36">
            <text:p>TBD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style-name="ce32"/>
          <table:table-cell table:style-name="ce36"/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style-name="ce32"/>
          <table:table-cell office:value-type="string" table:style-name="ce37">
            <text:p>Remaining</text:p>
          </table:table-cell>
          <table:table-cell office:value-type="string" table:style-name="ce32">
            <text:p>Completed (this day)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Total Tasks</text:p>
          </table:table-cell>
          <table:table-cell office:value-type="float" office:value="8" table:formula="of:=COUNTA([.D17:.D995])" table:style-name="ce32">
            <text:p>8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1 Left</text:p>
          </table:table-cell>
          <table:table-cell office:value-type="float" office:value="8" table:formula="of:=[.B7]-[.C8]" table:style-name="ce32">
            <text:p>8</text:p>
          </table:table-cell>
          <table:table-cell office:value-type="float" office:value="0" table:formula="of:=COUNTIF([.E$17:.E$995]; &quot;Completed Day 1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2 Left</text:p>
          </table:table-cell>
          <table:table-cell office:value-type="float" office:value="8" table:formula="of:=[.B8]-[.C9]" table:style-name="ce32">
            <text:p>8</text:p>
          </table:table-cell>
          <table:table-cell office:value-type="float" office:value="0" table:formula="of:=COUNTIF([.E$17:.E$995]; &quot;Completed Day 2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3 Left</text:p>
          </table:table-cell>
          <table:table-cell office:value-type="float" office:value="8" table:formula="of:=[.B9]-[.C10]" table:style-name="ce32">
            <text:p>8</text:p>
          </table:table-cell>
          <table:table-cell office:value-type="float" office:value="0" table:formula="of:=COUNTIF([.E$17:.E$995]; &quot;Completed Day 3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4 Left</text:p>
          </table:table-cell>
          <table:table-cell office:value-type="float" office:value="8" table:formula="of:=[.B10]-[.C11]" table:style-name="ce32">
            <text:p>8</text:p>
          </table:table-cell>
          <table:table-cell office:value-type="float" office:value="0" table:formula="of:=COUNTIF([.E$17:.E$995]; &quot;Completed Day 4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5 Left</text:p>
          </table:table-cell>
          <table:table-cell office:value-type="float" office:value="7" table:formula="of:=[.B11]-[.C12]" table:style-name="ce32">
            <text:p>7</text:p>
          </table:table-cell>
          <table:table-cell office:value-type="float" office:value="1" table:formula="of:=COUNTIF([.E$17:.E$995]; &quot;Completed Day 5&quot;)" table:style-name="ce32">
            <text:p>1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6 Left</text:p>
          </table:table-cell>
          <table:table-cell office:value-type="float" office:value="7" table:formula="of:=[.B12]-[.C13]" table:style-name="ce32">
            <text:p>7</text:p>
          </table:table-cell>
          <table:table-cell office:value-type="float" office:value="0" table:formula="of:=COUNTIF([.E$17:.E$995]; &quot;Completed Day 6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7 Left</text:p>
          </table:table-cell>
          <table:table-cell office:value-type="float" office:value="7" table:formula="of:=[.B13]-[.C14]" table:style-name="ce32">
            <text:p>7</text:p>
          </table:table-cell>
          <table:table-cell office:value-type="float" office:value="0" table:formula="of:=COUNTIF([.E$17:.E$995]; &quot;Completed Day 7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number-columns-repeated="6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8">
            <text:p>Task ID</text:p>
          </table:table-cell>
          <table:table-cell office:value-type="string" table:style-name="ce38">
            <text:p>Feature ID</text:p>
          </table:table-cell>
          <table:table-cell office:value-type="string" table:style-name="ce38">
            <text:p>Assigned To</text:p>
          </table:table-cell>
          <table:table-cell office:value-type="string" table:style-name="ce38">
            <text:p>Description</text:p>
          </table:table-cell>
          <table:table-cell office:value-type="string" table:style-name="ce38">
            <text:p>Status</text:p>
          </table:table-cell>
          <table:table-cell office:value-type="string" table:style-name="ce38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17" table:style-name="ce1">
            <text:p>1</text:p>
          </table:table-cell>
          <table:table-cell office:value-type="string" table:content-validation-name="val18" table:style-name="ce6">
            <text:p>IGUI</text:p>
          </table:table-cell>
          <table:table-cell office:value-type="string" table:content-validation-name="val19" table:style-name="ce6">
            <text:p>EK</text:p>
          </table:table-cell>
          <table:table-cell office:value-type="string" table:style-name="ce40">
            <text:p>use dialogs to add items</text:p>
          </table:table-cell>
          <table:table-cell office:value-type="string" table:content-validation-name="val21" table:style-name="ce39">
            <text:p>Completed Day 5</text:p>
          </table:table-cell>
          <table:table-cell office:value-type="string" table:content-validation-name="val22" table:style-name="ce1">
            <text:p>manager</text:p>
          </table:table-cell>
          <table:table-cell table:number-columns-repeated="16378"/>
        </table:table-row>
        <table:table-row table:style-name="ro3">
          <table:table-cell office:value-type="float" office:value="2" table:content-validation-name="val17" table:style-name="ce1">
            <text:p>2</text:p>
          </table:table-cell>
          <table:table-cell office:value-type="string" table:content-validation-name="val18" table:style-name="ce6">
            <text:p>CS</text:p>
          </table:table-cell>
          <table:table-cell office:value-type="string" table:content-validation-name="val19" table:style-name="ce6">
            <text:p>JB</text:p>
          </table:table-cell>
          <table:table-cell office:value-type="string" table:content-validation-name="val20" table:style-name="ce6">
            <text:p>create serving of ice cream</text:p>
          </table:table-cell>
          <table:table-cell office:value-type="string" table:content-validation-name="val21" table:style-name="ce39">
            <text:p>In Work</text:p>
          </table:table-cell>
          <table:table-cell office:value-type="string" table:content-validation-name="val22" table:style-name="ce1">
            <text:p>server</text:p>
          </table:table-cell>
          <table:table-cell table:number-columns-repeated="16378"/>
        </table:table-row>
        <table:table-row table:style-name="ro3">
          <table:table-cell office:value-type="float" office:value="3" table:content-validation-name="val17" table:style-name="ce1">
            <text:p>3</text:p>
          </table:table-cell>
          <table:table-cell office:value-type="string" table:content-validation-name="val18" table:style-name="ce6">
            <text:p>PS</text:p>
          </table:table-cell>
          <table:table-cell office:value-type="string" table:content-validation-name="val19" table:style-name="ce6">
            <text:p>EK</text:p>
          </table:table-cell>
          <table:table-cell office:value-type="string" table:content-validation-name="val20" table:style-name="ce6">
            <text:p>show components of serving</text:p>
          </table:table-cell>
          <table:table-cell table:content-validation-name="val21" table:style-name="ce39"/>
          <table:table-cell office:value-type="string" table:content-validation-name="val22" table:style-name="ce1">
            <text:p>customer</text:p>
          </table:table-cell>
          <table:table-cell table:number-columns-repeated="16378"/>
        </table:table-row>
        <table:table-row table:style-name="ro3">
          <table:table-cell office:value-type="float" office:value="4" table:content-validation-name="val17" table:style-name="ce1">
            <text:p>4</text:p>
          </table:table-cell>
          <table:table-cell office:value-type="string" table:content-validation-name="val18" table:style-name="ce6">
            <text:p>CTM</text:p>
          </table:table-cell>
          <table:table-cell office:value-type="string" table:content-validation-name="val19" table:style-name="ce6">
            <text:p>EK</text:p>
          </table:table-cell>
          <table:table-cell office:value-type="string" table:content-validation-name="val20" table:style-name="ce6">
            <text:p>create new server</text:p>
          </table:table-cell>
          <table:table-cell table:content-validation-name="val21" table:style-name="ce39"/>
          <table:table-cell office:value-type="string" table:content-validation-name="val22" table:style-name="ce1">
            <text:p>manager</text:p>
          </table:table-cell>
          <table:table-cell table:number-columns-repeated="16378"/>
        </table:table-row>
        <table:table-row table:style-name="ro3">
          <table:table-cell office:value-type="float" office:value="5" table:content-validation-name="val17" table:style-name="ce1">
            <text:p>5</text:p>
          </table:table-cell>
          <table:table-cell office:value-type="string" table:content-validation-name="val18" table:style-name="ce6">
            <text:p>CB</text:p>
          </table:table-cell>
          <table:table-cell office:value-type="string" table:content-validation-name="val19" table:style-name="ce6">
            <text:p>EK</text:p>
          </table:table-cell>
          <table:table-cell office:value-type="string" table:content-validation-name="val20" table:style-name="ce6">
            <text:p>create customer</text:p>
          </table:table-cell>
          <table:table-cell table:content-validation-name="val21" table:style-name="ce39"/>
          <table:table-cell office:value-type="string" table:content-validation-name="val22" table:style-name="ce1">
            <text:p>server</text:p>
          </table:table-cell>
          <table:table-cell table:number-columns-repeated="16378"/>
        </table:table-row>
        <table:table-row table:style-name="ro3">
          <table:table-cell office:value-type="float" office:value="6" table:content-validation-name="val17" table:style-name="ce1">
            <text:p>6</text:p>
          </table:table-cell>
          <table:table-cell office:value-type="string" table:content-validation-name="val18" table:style-name="ce6">
            <text:p>CO</text:p>
          </table:table-cell>
          <table:table-cell office:value-type="string" table:content-validation-name="val19" table:style-name="ce6">
            <text:p>JB</text:p>
          </table:table-cell>
          <table:table-cell office:value-type="string" table:content-validation-name="val20" table:style-name="ce6">
            <text:p>create order of servings</text:p>
          </table:table-cell>
          <table:table-cell office:value-type="string" table:content-validation-name="val21" table:style-name="ce39">
            <text:p>In Work</text:p>
          </table:table-cell>
          <table:table-cell office:value-type="string" table:content-validation-name="val22" table:style-name="ce1">
            <text:p>server</text:p>
          </table:table-cell>
          <table:table-cell table:number-columns-repeated="16378"/>
        </table:table-row>
        <table:table-row table:style-name="ro3">
          <table:table-cell office:value-type="float" office:value="7" table:content-validation-name="val17" table:style-name="ce1">
            <text:p>7</text:p>
          </table:table-cell>
          <table:table-cell office:value-type="string" table:content-validation-name="val18" table:style-name="ce6">
            <text:p>CSB</text:p>
          </table:table-cell>
          <table:table-cell office:value-type="string" table:content-validation-name="val19" table:style-name="ce6">
            <text:p>JB</text:p>
          </table:table-cell>
          <table:table-cell office:value-type="string" table:content-validation-name="val20" table:style-name="ce6">
            <text:p>create a serving of ice cream</text:p>
          </table:table-cell>
          <table:table-cell office:value-type="string" table:content-validation-name="val21" table:style-name="ce39">
            <text:p>In Work</text:p>
          </table:table-cell>
          <table:table-cell office:value-type="string" table:content-validation-name="val22" table:style-name="ce1">
            <text:p>customer</text:p>
          </table:table-cell>
          <table:table-cell table:number-columns-repeated="16378"/>
        </table:table-row>
        <table:table-row table:style-name="ro3">
          <table:table-cell office:value-type="float" office:value="8" table:content-validation-name="val17" table:style-name="ce1">
            <text:p>8</text:p>
          </table:table-cell>
          <table:table-cell office:value-type="string" table:content-validation-name="val18" table:style-name="ce6">
            <text:p>COB</text:p>
          </table:table-cell>
          <table:table-cell office:value-type="string" table:content-validation-name="val19" table:style-name="ce6">
            <text:p>JB</text:p>
          </table:table-cell>
          <table:table-cell office:value-type="string" table:content-validation-name="val20" table:style-name="ce6">
            <text:p>create order of servings</text:p>
          </table:table-cell>
          <table:table-cell table:content-validation-name="val21" table:style-name="ce39"/>
          <table:table-cell office:value-type="string" table:content-validation-name="val22" table:style-name="ce1">
            <text:p>customer</text:p>
          </table:table-cell>
          <table:table-cell table:number-columns-repeated="16378"/>
        </table:table-row>
        <table:table-row table:style-name="ro3">
          <table:table-cell office:value-type="float" office:value="9" table:content-validation-name="val17" table:style-name="ce1">
            <text:p>9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10" table:content-validation-name="val17" table:style-name="ce1">
            <text:p>10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11" table:content-validation-name="val17" table:style-name="ce1">
            <text:p>11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12" table:content-validation-name="val17" table:style-name="ce1">
            <text:p>12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13" table:content-validation-name="val17" table:style-name="ce1">
            <text:p>13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14" table:content-validation-name="val17" table:style-name="ce1">
            <text:p>14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15" table:content-validation-name="val17" table:style-name="ce1">
            <text:p>15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16" table:content-validation-name="val17" table:style-name="ce1">
            <text:p>16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17" table:content-validation-name="val17" table:style-name="ce1">
            <text:p>17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18" table:content-validation-name="val17" table:style-name="ce1">
            <text:p>18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19" table:content-validation-name="val17" table:style-name="ce1">
            <text:p>19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20" table:content-validation-name="val17" table:style-name="ce1">
            <text:p>20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21" table:content-validation-name="val17" table:style-name="ce1">
            <text:p>21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22" table:content-validation-name="val17" table:style-name="ce1">
            <text:p>22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23" table:content-validation-name="val17" table:style-name="ce1">
            <text:p>23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24" table:content-validation-name="val17" table:style-name="ce1">
            <text:p>24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25" table:content-validation-name="val17" table:style-name="ce1">
            <text:p>25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26" table:content-validation-name="val17" table:style-name="ce1">
            <text:p>26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27" table:content-validation-name="val17" table:style-name="ce1">
            <text:p>27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28" table:content-validation-name="val17" table:style-name="ce1">
            <text:p>28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29" table:content-validation-name="val17" table:style-name="ce1">
            <text:p>29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30" table:content-validation-name="val17" table:style-name="ce1">
            <text:p>30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31" table:content-validation-name="val17" table:style-name="ce1">
            <text:p>31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32" table:content-validation-name="val17" table:style-name="ce1">
            <text:p>32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33" table:content-validation-name="val17" table:style-name="ce1">
            <text:p>33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34" table:content-validation-name="val17" table:style-name="ce1">
            <text:p>34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35" table:content-validation-name="val17" table:style-name="ce1">
            <text:p>35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36" table:content-validation-name="val17" table:style-name="ce1">
            <text:p>36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37" table:content-validation-name="val17" table:style-name="ce1">
            <text:p>37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38" table:content-validation-name="val17" table:style-name="ce1">
            <text:p>38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39" table:content-validation-name="val17" table:style-name="ce1">
            <text:p>39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40" table:content-validation-name="val17" table:style-name="ce1">
            <text:p>40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41" table:content-validation-name="val17" table:style-name="ce1">
            <text:p>41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42" table:content-validation-name="val17" table:style-name="ce1">
            <text:p>42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43" table:content-validation-name="val17" table:style-name="ce1">
            <text:p>43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44" table:content-validation-name="val17" table:style-name="ce1">
            <text:p>44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45" table:content-validation-name="val17" table:style-name="ce1">
            <text:p>45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46" table:content-validation-name="val17" table:style-name="ce1">
            <text:p>46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47" table:content-validation-name="val17" table:style-name="ce1">
            <text:p>47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48" table:content-validation-name="val17" table:style-name="ce1">
            <text:p>48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49" table:content-validation-name="val17" table:style-name="ce1">
            <text:p>49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50" table:content-validation-name="val17" table:style-name="ce1">
            <text:p>50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51" table:content-validation-name="val17" table:style-name="ce1">
            <text:p>51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52" table:content-validation-name="val17" table:style-name="ce1">
            <text:p>52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53" table:content-validation-name="val17" table:style-name="ce1">
            <text:p>53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54" table:content-validation-name="val17" table:style-name="ce1">
            <text:p>54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55" table:content-validation-name="val17" table:style-name="ce1">
            <text:p>55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56" table:content-validation-name="val17" table:style-name="ce1">
            <text:p>56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57" table:content-validation-name="val17" table:style-name="ce1">
            <text:p>57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58" table:content-validation-name="val17" table:style-name="ce1">
            <text:p>58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59" table:content-validation-name="val17" table:style-name="ce1">
            <text:p>59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60" table:content-validation-name="val17" table:style-name="ce1">
            <text:p>60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61" table:content-validation-name="val17" table:style-name="ce1">
            <text:p>61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62" table:content-validation-name="val17" table:style-name="ce1">
            <text:p>62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63" table:content-validation-name="val17" table:style-name="ce1">
            <text:p>63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64" table:content-validation-name="val17" table:style-name="ce1">
            <text:p>64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65" table:content-validation-name="val17" table:style-name="ce1">
            <text:p>65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66" table:content-validation-name="val17" table:style-name="ce1">
            <text:p>66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67" table:content-validation-name="val17" table:style-name="ce1">
            <text:p>67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68" table:content-validation-name="val17" table:style-name="ce1">
            <text:p>68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69" table:content-validation-name="val17" table:style-name="ce1">
            <text:p>69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70" table:content-validation-name="val17" table:style-name="ce1">
            <text:p>70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71" table:content-validation-name="val17" table:style-name="ce1">
            <text:p>71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72" table:content-validation-name="val17" table:style-name="ce1">
            <text:p>72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73" table:content-validation-name="val17" table:style-name="ce1">
            <text:p>73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74" table:content-validation-name="val17" table:style-name="ce1">
            <text:p>74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75" table:content-validation-name="val17" table:style-name="ce1">
            <text:p>75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76" table:content-validation-name="val17" table:style-name="ce1">
            <text:p>76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77" table:content-validation-name="val17" table:style-name="ce1">
            <text:p>77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78" table:content-validation-name="val17" table:style-name="ce1">
            <text:p>78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79" table:content-validation-name="val17" table:style-name="ce1">
            <text:p>79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80" table:content-validation-name="val17" table:style-name="ce1">
            <text:p>80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81" table:content-validation-name="val17" table:style-name="ce1">
            <text:p>81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82" table:content-validation-name="val17" table:style-name="ce1">
            <text:p>82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83" table:content-validation-name="val17" table:style-name="ce1">
            <text:p>83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84" table:content-validation-name="val17" table:style-name="ce1">
            <text:p>84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39"/>
          <table:table-cell table:content-validation-name="val22" table:style-name="ce1"/>
          <table:table-cell table:number-columns-repeated="16378"/>
        </table:table-row>
        <table:table-row table:number-rows-repeated="1048476" table:style-name="ro3">
          <table:table-cell table:number-columns-repeated="16384"/>
        </table:table-row>
      </table:table>
      <table:table table:name="Sprint_03_Backlog" table:style-name="ta1">
        <table:shapes>
          <draw:frame draw:z-index="1" draw:id="id3" draw:style-name="a3" draw:name="Chart 1" svg:x="4.46889in" svg:y="0.48736in" svg:width="4.10236in" svg:height="2.02875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32">
            <text:p>Sprint #</text:p>
          </table:table-cell>
          <table:table-cell office:value-type="float" office:value="3" table:style-name="ce32">
            <text:p>3</text:p>
          </table:table-cell>
          <table:table-cell table:style-name="ce32"/>
          <table:table-cell office:value-type="string" table:style-name="ce33">
            <text:p>Complete Fields in Green!!!</text:p>
          </table:table-cell>
          <table:table-cell table:style-name="ce1"/>
          <table:table-cell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Start on</text:p>
          </table:table-cell>
          <table:table-cell office:value-type="date" office:date-value="2017-11-02T00:00:00" table:style-name="ce34">
            <text:p>Nov 02</text:p>
          </table:table-cell>
          <table:table-cell table:style-name="ce32"/>
          <table:table-cell office:value-type="string" table:style-name="ce35">
            <text:p>*** Create a new Sprint Backlog for EVERY SPRINT ***</text:p>
          </table:table-cell>
          <table:table-cell table:number-columns-repeated="2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End on</text:p>
          </table:table-cell>
          <table:table-cell office:value-type="date" office:date-value="2017-11-09T00:00:00" table:style-name="ce34">
            <text:p>Nov 09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emo on</text:p>
          </table:table-cell>
          <table:table-cell office:value-type="string" table:style-name="ce36">
            <text:p>TBD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style-name="ce32"/>
          <table:table-cell table:style-name="ce36"/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style-name="ce32"/>
          <table:table-cell office:value-type="string" table:style-name="ce37">
            <text:p>Remaining</text:p>
          </table:table-cell>
          <table:table-cell office:value-type="string" table:style-name="ce32">
            <text:p>Completed (this day)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Total Tasks</text:p>
          </table:table-cell>
          <table:table-cell office:value-type="float" office:value="1" table:formula="of:=COUNTA([.D17:.D995])" table:style-name="ce32">
            <text:p>1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1 Left</text:p>
          </table:table-cell>
          <table:table-cell office:value-type="float" office:value="1" table:formula="of:=[.B7]-[.C8]" table:style-name="ce32">
            <text:p>1</text:p>
          </table:table-cell>
          <table:table-cell office:value-type="float" office:value="0" table:formula="of:=COUNTIF([.E$17:.E$995]; &quot;Completed Day 1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2 Left</text:p>
          </table:table-cell>
          <table:table-cell office:value-type="float" office:value="1" table:formula="of:=[.B8]-[.C9]" table:style-name="ce32">
            <text:p>1</text:p>
          </table:table-cell>
          <table:table-cell office:value-type="float" office:value="0" table:formula="of:=COUNTIF([.E$17:.E$995]; &quot;Completed Day 2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3 Left</text:p>
          </table:table-cell>
          <table:table-cell office:value-type="float" office:value="1" table:formula="of:=[.B9]-[.C10]" table:style-name="ce32">
            <text:p>1</text:p>
          </table:table-cell>
          <table:table-cell office:value-type="float" office:value="0" table:formula="of:=COUNTIF([.E$17:.E$995]; &quot;Completed Day 3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4 Left</text:p>
          </table:table-cell>
          <table:table-cell office:value-type="float" office:value="1" table:formula="of:=[.B10]-[.C11]" table:style-name="ce32">
            <text:p>1</text:p>
          </table:table-cell>
          <table:table-cell office:value-type="float" office:value="0" table:formula="of:=COUNTIF([.E$17:.E$995]; &quot;Completed Day 4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5 Left</text:p>
          </table:table-cell>
          <table:table-cell office:value-type="float" office:value="1" table:formula="of:=[.B11]-[.C12]" table:style-name="ce32">
            <text:p>1</text:p>
          </table:table-cell>
          <table:table-cell office:value-type="float" office:value="0" table:formula="of:=COUNTIF([.E$17:.E$995]; &quot;Completed Day 5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6 Left</text:p>
          </table:table-cell>
          <table:table-cell office:value-type="float" office:value="1" table:formula="of:=[.B12]-[.C13]" table:style-name="ce32">
            <text:p>1</text:p>
          </table:table-cell>
          <table:table-cell office:value-type="float" office:value="0" table:formula="of:=COUNTIF([.E$17:.E$995]; &quot;Completed Day 6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7 Left</text:p>
          </table:table-cell>
          <table:table-cell office:value-type="float" office:value="1" table:formula="of:=[.B13]-[.C14]" table:style-name="ce32">
            <text:p>1</text:p>
          </table:table-cell>
          <table:table-cell office:value-type="float" office:value="0" table:formula="of:=COUNTIF([.E$17:.E$995]; &quot;Completed Day 7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number-columns-repeated="6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8">
            <text:p>Task ID</text:p>
          </table:table-cell>
          <table:table-cell office:value-type="string" table:style-name="ce38">
            <text:p>Feature ID</text:p>
          </table:table-cell>
          <table:table-cell office:value-type="string" table:style-name="ce38">
            <text:p>Assigned To</text:p>
          </table:table-cell>
          <table:table-cell office:value-type="string" table:style-name="ce38">
            <text:p>Description</text:p>
          </table:table-cell>
          <table:table-cell office:value-type="string" table:style-name="ce38">
            <text:p>Status</text:p>
          </table:table-cell>
          <table:table-cell office:value-type="string" table:style-name="ce38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23" table:style-name="ce1">
            <text:p>1</text:p>
          </table:table-cell>
          <table:table-cell table:content-validation-name="val24" table:style-name="ce6"/>
          <table:table-cell table:content-validation-name="val25" table:style-name="ce6"/>
          <table:table-cell office:value-type="string" table:style-name="ce40">
            <text:p>--&gt; Add tasks to complete each feature for this sprint</text:p>
          </table:table-cell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2" table:content-validation-name="val23" table:style-name="ce1">
            <text:p>2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3" table:content-validation-name="val23" table:style-name="ce1">
            <text:p>3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4" table:content-validation-name="val23" table:style-name="ce1">
            <text:p>4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5" table:content-validation-name="val23" table:style-name="ce1">
            <text:p>5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6" table:content-validation-name="val23" table:style-name="ce1">
            <text:p>6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7" table:content-validation-name="val23" table:style-name="ce1">
            <text:p>7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8" table:content-validation-name="val23" table:style-name="ce1">
            <text:p>8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9" table:content-validation-name="val23" table:style-name="ce1">
            <text:p>9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10" table:content-validation-name="val23" table:style-name="ce1">
            <text:p>10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11" table:content-validation-name="val23" table:style-name="ce1">
            <text:p>11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12" table:content-validation-name="val23" table:style-name="ce1">
            <text:p>12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13" table:content-validation-name="val23" table:style-name="ce1">
            <text:p>13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14" table:content-validation-name="val23" table:style-name="ce1">
            <text:p>14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15" table:content-validation-name="val23" table:style-name="ce1">
            <text:p>15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16" table:content-validation-name="val23" table:style-name="ce1">
            <text:p>16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17" table:content-validation-name="val23" table:style-name="ce1">
            <text:p>17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18" table:content-validation-name="val23" table:style-name="ce1">
            <text:p>18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19" table:content-validation-name="val23" table:style-name="ce1">
            <text:p>19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20" table:content-validation-name="val23" table:style-name="ce1">
            <text:p>20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21" table:content-validation-name="val23" table:style-name="ce1">
            <text:p>21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22" table:content-validation-name="val23" table:style-name="ce1">
            <text:p>22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23" table:content-validation-name="val23" table:style-name="ce1">
            <text:p>23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24" table:content-validation-name="val23" table:style-name="ce1">
            <text:p>24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25" table:content-validation-name="val23" table:style-name="ce1">
            <text:p>25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26" table:content-validation-name="val23" table:style-name="ce1">
            <text:p>26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27" table:content-validation-name="val23" table:style-name="ce1">
            <text:p>27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28" table:content-validation-name="val23" table:style-name="ce1">
            <text:p>28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29" table:content-validation-name="val23" table:style-name="ce1">
            <text:p>29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30" table:content-validation-name="val23" table:style-name="ce1">
            <text:p>30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31" table:content-validation-name="val23" table:style-name="ce1">
            <text:p>31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32" table:content-validation-name="val23" table:style-name="ce1">
            <text:p>32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33" table:content-validation-name="val23" table:style-name="ce1">
            <text:p>33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34" table:content-validation-name="val23" table:style-name="ce1">
            <text:p>34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35" table:content-validation-name="val23" table:style-name="ce1">
            <text:p>35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36" table:content-validation-name="val23" table:style-name="ce1">
            <text:p>36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37" table:content-validation-name="val23" table:style-name="ce1">
            <text:p>37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38" table:content-validation-name="val23" table:style-name="ce1">
            <text:p>38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39" table:content-validation-name="val23" table:style-name="ce1">
            <text:p>39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40" table:content-validation-name="val23" table:style-name="ce1">
            <text:p>40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41" table:content-validation-name="val23" table:style-name="ce1">
            <text:p>41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42" table:content-validation-name="val23" table:style-name="ce1">
            <text:p>42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43" table:content-validation-name="val23" table:style-name="ce1">
            <text:p>43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44" table:content-validation-name="val23" table:style-name="ce1">
            <text:p>44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45" table:content-validation-name="val23" table:style-name="ce1">
            <text:p>45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46" table:content-validation-name="val23" table:style-name="ce1">
            <text:p>46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47" table:content-validation-name="val23" table:style-name="ce1">
            <text:p>47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48" table:content-validation-name="val23" table:style-name="ce1">
            <text:p>48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49" table:content-validation-name="val23" table:style-name="ce1">
            <text:p>49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50" table:content-validation-name="val23" table:style-name="ce1">
            <text:p>50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51" table:content-validation-name="val23" table:style-name="ce1">
            <text:p>51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52" table:content-validation-name="val23" table:style-name="ce1">
            <text:p>52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53" table:content-validation-name="val23" table:style-name="ce1">
            <text:p>53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54" table:content-validation-name="val23" table:style-name="ce1">
            <text:p>54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55" table:content-validation-name="val23" table:style-name="ce1">
            <text:p>55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56" table:content-validation-name="val23" table:style-name="ce1">
            <text:p>56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57" table:content-validation-name="val23" table:style-name="ce1">
            <text:p>57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58" table:content-validation-name="val23" table:style-name="ce1">
            <text:p>58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59" table:content-validation-name="val23" table:style-name="ce1">
            <text:p>59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60" table:content-validation-name="val23" table:style-name="ce1">
            <text:p>60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61" table:content-validation-name="val23" table:style-name="ce1">
            <text:p>61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62" table:content-validation-name="val23" table:style-name="ce1">
            <text:p>62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63" table:content-validation-name="val23" table:style-name="ce1">
            <text:p>63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64" table:content-validation-name="val23" table:style-name="ce1">
            <text:p>64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65" table:content-validation-name="val23" table:style-name="ce1">
            <text:p>65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66" table:content-validation-name="val23" table:style-name="ce1">
            <text:p>66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67" table:content-validation-name="val23" table:style-name="ce1">
            <text:p>67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68" table:content-validation-name="val23" table:style-name="ce1">
            <text:p>68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69" table:content-validation-name="val23" table:style-name="ce1">
            <text:p>69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70" table:content-validation-name="val23" table:style-name="ce1">
            <text:p>70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71" table:content-validation-name="val23" table:style-name="ce1">
            <text:p>71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72" table:content-validation-name="val23" table:style-name="ce1">
            <text:p>72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73" table:content-validation-name="val23" table:style-name="ce1">
            <text:p>73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74" table:content-validation-name="val23" table:style-name="ce1">
            <text:p>74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75" table:content-validation-name="val23" table:style-name="ce1">
            <text:p>75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76" table:content-validation-name="val23" table:style-name="ce1">
            <text:p>76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77" table:content-validation-name="val23" table:style-name="ce1">
            <text:p>77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78" table:content-validation-name="val23" table:style-name="ce1">
            <text:p>78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79" table:content-validation-name="val23" table:style-name="ce1">
            <text:p>79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80" table:content-validation-name="val23" table:style-name="ce1">
            <text:p>80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81" table:content-validation-name="val23" table:style-name="ce1">
            <text:p>81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82" table:content-validation-name="val23" table:style-name="ce1">
            <text:p>82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83" table:content-validation-name="val23" table:style-name="ce1">
            <text:p>83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84" table:content-validation-name="val23" table:style-name="ce1">
            <text:p>84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39"/>
          <table:table-cell table:content-validation-name="val28" table:style-name="ce1"/>
          <table:table-cell table:number-columns-repeated="16378"/>
        </table:table-row>
        <table:table-row table:number-rows-repeated="1048476" table:style-name="ro3">
          <table:table-cell table:number-columns-repeated="16384"/>
        </table:table-row>
      </table:table>
      <table:table table:name="Sprint_04_Backlog" table:style-name="ta1">
        <table:shapes>
          <draw:frame draw:z-index="1" draw:id="id4" draw:style-name="a4" draw:name="Chart 1" svg:x="4.46889in" svg:y="0.48736in" svg:width="4.10236in" svg:height="2.02875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32">
            <text:p>Sprint #</text:p>
          </table:table-cell>
          <table:table-cell office:value-type="float" office:value="3" table:style-name="ce32">
            <text:p>3</text:p>
          </table:table-cell>
          <table:table-cell table:style-name="ce32"/>
          <table:table-cell office:value-type="string" table:style-name="ce33">
            <text:p>Complete Fields in Green!!!</text:p>
          </table:table-cell>
          <table:table-cell table:style-name="ce1"/>
          <table:table-cell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Start on</text:p>
          </table:table-cell>
          <table:table-cell office:value-type="date" office:date-value="2017-11-09T00:00:00" table:style-name="ce34">
            <text:p>Nov 09</text:p>
          </table:table-cell>
          <table:table-cell table:style-name="ce32"/>
          <table:table-cell office:value-type="string" table:style-name="ce35">
            <text:p>*** Create a new Sprint Backlog for EVERY SPRINT ***</text:p>
          </table:table-cell>
          <table:table-cell table:number-columns-repeated="2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End on</text:p>
          </table:table-cell>
          <table:table-cell office:value-type="date" office:date-value="2017-11-16T00:00:00" table:style-name="ce34">
            <text:p>Nov 16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emo on</text:p>
          </table:table-cell>
          <table:table-cell office:value-type="string" table:style-name="ce36">
            <text:p>TBD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style-name="ce32"/>
          <table:table-cell table:style-name="ce36"/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style-name="ce32"/>
          <table:table-cell office:value-type="string" table:style-name="ce37">
            <text:p>Remaining</text:p>
          </table:table-cell>
          <table:table-cell office:value-type="string" table:style-name="ce32">
            <text:p>Completed (this day)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Total Tasks</text:p>
          </table:table-cell>
          <table:table-cell office:value-type="float" office:value="1" table:formula="of:=COUNTA([.D17:.D995])" table:style-name="ce32">
            <text:p>1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1 Left</text:p>
          </table:table-cell>
          <table:table-cell office:value-type="float" office:value="1" table:formula="of:=[.B7]-[.C8]" table:style-name="ce32">
            <text:p>1</text:p>
          </table:table-cell>
          <table:table-cell office:value-type="float" office:value="0" table:formula="of:=COUNTIF([.E$17:.E$995]; &quot;Completed Day 1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2 Left</text:p>
          </table:table-cell>
          <table:table-cell office:value-type="float" office:value="1" table:formula="of:=[.B8]-[.C9]" table:style-name="ce32">
            <text:p>1</text:p>
          </table:table-cell>
          <table:table-cell office:value-type="float" office:value="0" table:formula="of:=COUNTIF([.E$17:.E$995]; &quot;Completed Day 2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3 Left</text:p>
          </table:table-cell>
          <table:table-cell office:value-type="float" office:value="1" table:formula="of:=[.B9]-[.C10]" table:style-name="ce32">
            <text:p>1</text:p>
          </table:table-cell>
          <table:table-cell office:value-type="float" office:value="0" table:formula="of:=COUNTIF([.E$17:.E$995]; &quot;Completed Day 3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4 Left</text:p>
          </table:table-cell>
          <table:table-cell office:value-type="float" office:value="1" table:formula="of:=[.B10]-[.C11]" table:style-name="ce32">
            <text:p>1</text:p>
          </table:table-cell>
          <table:table-cell office:value-type="float" office:value="0" table:formula="of:=COUNTIF([.E$17:.E$995]; &quot;Completed Day 4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5 Left</text:p>
          </table:table-cell>
          <table:table-cell office:value-type="float" office:value="1" table:formula="of:=[.B11]-[.C12]" table:style-name="ce32">
            <text:p>1</text:p>
          </table:table-cell>
          <table:table-cell office:value-type="float" office:value="0" table:formula="of:=COUNTIF([.E$17:.E$995]; &quot;Completed Day 5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6 Left</text:p>
          </table:table-cell>
          <table:table-cell office:value-type="float" office:value="1" table:formula="of:=[.B12]-[.C13]" table:style-name="ce32">
            <text:p>1</text:p>
          </table:table-cell>
          <table:table-cell office:value-type="float" office:value="0" table:formula="of:=COUNTIF([.E$17:.E$995]; &quot;Completed Day 6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7 Left</text:p>
          </table:table-cell>
          <table:table-cell office:value-type="float" office:value="1" table:formula="of:=[.B13]-[.C14]" table:style-name="ce32">
            <text:p>1</text:p>
          </table:table-cell>
          <table:table-cell office:value-type="float" office:value="0" table:formula="of:=COUNTIF([.E$17:.E$995]; &quot;Completed Day 7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number-columns-repeated="6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8">
            <text:p>Task ID</text:p>
          </table:table-cell>
          <table:table-cell office:value-type="string" table:style-name="ce38">
            <text:p>Feature ID</text:p>
          </table:table-cell>
          <table:table-cell office:value-type="string" table:style-name="ce38">
            <text:p>Assigned To</text:p>
          </table:table-cell>
          <table:table-cell office:value-type="string" table:style-name="ce38">
            <text:p>Description</text:p>
          </table:table-cell>
          <table:table-cell office:value-type="string" table:style-name="ce38">
            <text:p>Status</text:p>
          </table:table-cell>
          <table:table-cell office:value-type="string" table:style-name="ce38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29" table:style-name="ce1">
            <text:p>1</text:p>
          </table:table-cell>
          <table:table-cell table:content-validation-name="val30" table:style-name="ce6"/>
          <table:table-cell table:content-validation-name="val31" table:style-name="ce6"/>
          <table:table-cell office:value-type="string" table:style-name="ce40">
            <text:p>--&gt; Add tasks to complete each feature for this sprint</text:p>
          </table:table-cell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2" table:content-validation-name="val29" table:style-name="ce1">
            <text:p>2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3" table:content-validation-name="val29" table:style-name="ce1">
            <text:p>3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4" table:content-validation-name="val29" table:style-name="ce1">
            <text:p>4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5" table:content-validation-name="val29" table:style-name="ce1">
            <text:p>5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6" table:content-validation-name="val29" table:style-name="ce1">
            <text:p>6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7" table:content-validation-name="val29" table:style-name="ce1">
            <text:p>7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8" table:content-validation-name="val29" table:style-name="ce1">
            <text:p>8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9" table:content-validation-name="val29" table:style-name="ce1">
            <text:p>9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10" table:content-validation-name="val29" table:style-name="ce1">
            <text:p>10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11" table:content-validation-name="val29" table:style-name="ce1">
            <text:p>11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12" table:content-validation-name="val29" table:style-name="ce1">
            <text:p>12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13" table:content-validation-name="val29" table:style-name="ce1">
            <text:p>13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14" table:content-validation-name="val29" table:style-name="ce1">
            <text:p>14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15" table:content-validation-name="val29" table:style-name="ce1">
            <text:p>15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16" table:content-validation-name="val29" table:style-name="ce1">
            <text:p>16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17" table:content-validation-name="val29" table:style-name="ce1">
            <text:p>17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18" table:content-validation-name="val29" table:style-name="ce1">
            <text:p>18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19" table:content-validation-name="val29" table:style-name="ce1">
            <text:p>19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20" table:content-validation-name="val29" table:style-name="ce1">
            <text:p>20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21" table:content-validation-name="val29" table:style-name="ce1">
            <text:p>21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22" table:content-validation-name="val29" table:style-name="ce1">
            <text:p>22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23" table:content-validation-name="val29" table:style-name="ce1">
            <text:p>23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24" table:content-validation-name="val29" table:style-name="ce1">
            <text:p>24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25" table:content-validation-name="val29" table:style-name="ce1">
            <text:p>25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26" table:content-validation-name="val29" table:style-name="ce1">
            <text:p>26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27" table:content-validation-name="val29" table:style-name="ce1">
            <text:p>27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28" table:content-validation-name="val29" table:style-name="ce1">
            <text:p>28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29" table:content-validation-name="val29" table:style-name="ce1">
            <text:p>29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30" table:content-validation-name="val29" table:style-name="ce1">
            <text:p>30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31" table:content-validation-name="val29" table:style-name="ce1">
            <text:p>31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32" table:content-validation-name="val29" table:style-name="ce1">
            <text:p>32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33" table:content-validation-name="val29" table:style-name="ce1">
            <text:p>33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34" table:content-validation-name="val29" table:style-name="ce1">
            <text:p>34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35" table:content-validation-name="val29" table:style-name="ce1">
            <text:p>35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36" table:content-validation-name="val29" table:style-name="ce1">
            <text:p>36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37" table:content-validation-name="val29" table:style-name="ce1">
            <text:p>37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38" table:content-validation-name="val29" table:style-name="ce1">
            <text:p>38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39" table:content-validation-name="val29" table:style-name="ce1">
            <text:p>39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40" table:content-validation-name="val29" table:style-name="ce1">
            <text:p>40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41" table:content-validation-name="val29" table:style-name="ce1">
            <text:p>41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42" table:content-validation-name="val29" table:style-name="ce1">
            <text:p>42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43" table:content-validation-name="val29" table:style-name="ce1">
            <text:p>43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44" table:content-validation-name="val29" table:style-name="ce1">
            <text:p>44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45" table:content-validation-name="val29" table:style-name="ce1">
            <text:p>45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46" table:content-validation-name="val29" table:style-name="ce1">
            <text:p>46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47" table:content-validation-name="val29" table:style-name="ce1">
            <text:p>47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48" table:content-validation-name="val29" table:style-name="ce1">
            <text:p>48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49" table:content-validation-name="val29" table:style-name="ce1">
            <text:p>49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50" table:content-validation-name="val29" table:style-name="ce1">
            <text:p>50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51" table:content-validation-name="val29" table:style-name="ce1">
            <text:p>51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52" table:content-validation-name="val29" table:style-name="ce1">
            <text:p>52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53" table:content-validation-name="val29" table:style-name="ce1">
            <text:p>53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54" table:content-validation-name="val29" table:style-name="ce1">
            <text:p>54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55" table:content-validation-name="val29" table:style-name="ce1">
            <text:p>55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56" table:content-validation-name="val29" table:style-name="ce1">
            <text:p>56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57" table:content-validation-name="val29" table:style-name="ce1">
            <text:p>57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58" table:content-validation-name="val29" table:style-name="ce1">
            <text:p>58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59" table:content-validation-name="val29" table:style-name="ce1">
            <text:p>59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60" table:content-validation-name="val29" table:style-name="ce1">
            <text:p>60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61" table:content-validation-name="val29" table:style-name="ce1">
            <text:p>61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62" table:content-validation-name="val29" table:style-name="ce1">
            <text:p>62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63" table:content-validation-name="val29" table:style-name="ce1">
            <text:p>63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64" table:content-validation-name="val29" table:style-name="ce1">
            <text:p>64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65" table:content-validation-name="val29" table:style-name="ce1">
            <text:p>65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66" table:content-validation-name="val29" table:style-name="ce1">
            <text:p>66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67" table:content-validation-name="val29" table:style-name="ce1">
            <text:p>67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68" table:content-validation-name="val29" table:style-name="ce1">
            <text:p>68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69" table:content-validation-name="val29" table:style-name="ce1">
            <text:p>69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70" table:content-validation-name="val29" table:style-name="ce1">
            <text:p>70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71" table:content-validation-name="val29" table:style-name="ce1">
            <text:p>71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72" table:content-validation-name="val29" table:style-name="ce1">
            <text:p>72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73" table:content-validation-name="val29" table:style-name="ce1">
            <text:p>73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74" table:content-validation-name="val29" table:style-name="ce1">
            <text:p>74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75" table:content-validation-name="val29" table:style-name="ce1">
            <text:p>75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76" table:content-validation-name="val29" table:style-name="ce1">
            <text:p>76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77" table:content-validation-name="val29" table:style-name="ce1">
            <text:p>77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78" table:content-validation-name="val29" table:style-name="ce1">
            <text:p>78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79" table:content-validation-name="val29" table:style-name="ce1">
            <text:p>79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80" table:content-validation-name="val29" table:style-name="ce1">
            <text:p>80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81" table:content-validation-name="val29" table:style-name="ce1">
            <text:p>81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82" table:content-validation-name="val29" table:style-name="ce1">
            <text:p>82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83" table:content-validation-name="val29" table:style-name="ce1">
            <text:p>83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84" table:content-validation-name="val29" table:style-name="ce1">
            <text:p>84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39"/>
          <table:table-cell table:content-validation-name="val34" table:style-name="ce1"/>
          <table:table-cell table:number-columns-repeated="16378"/>
        </table:table-row>
        <table:table-row table:number-rows-repeated="1048476" table:style-name="ro3">
          <table:table-cell table:number-columns-repeated="16384"/>
        </table:table-row>
      </table:table>
      <table:table table:name="Sprint_05_Backlog" table:style-name="ta1">
        <table:shapes>
          <draw:frame draw:z-index="1" draw:id="id5" draw:style-name="a5" draw:name="Chart 1" svg:x="4.46889in" svg:y="0.48736in" svg:width="4.10236in" svg:height="2.02875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32">
            <text:p>Sprint #</text:p>
          </table:table-cell>
          <table:table-cell office:value-type="float" office:value="3" table:style-name="ce32">
            <text:p>3</text:p>
          </table:table-cell>
          <table:table-cell table:style-name="ce32"/>
          <table:table-cell office:value-type="string" table:style-name="ce33">
            <text:p>Complete Fields in Green!!!</text:p>
          </table:table-cell>
          <table:table-cell table:style-name="ce1"/>
          <table:table-cell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Start on</text:p>
          </table:table-cell>
          <table:table-cell office:value-type="date" office:date-value="2017-11-16T00:00:00" table:style-name="ce34">
            <text:p>Nov 16</text:p>
          </table:table-cell>
          <table:table-cell table:style-name="ce32"/>
          <table:table-cell office:value-type="string" table:style-name="ce35">
            <text:p>*** Create a new Sprint Backlog for EVERY SPRINT ***</text:p>
          </table:table-cell>
          <table:table-cell table:number-columns-repeated="2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End on</text:p>
          </table:table-cell>
          <table:table-cell office:value-type="date" office:date-value="2017-11-23T00:00:00" table:style-name="ce34">
            <text:p>Nov 23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emo on</text:p>
          </table:table-cell>
          <table:table-cell office:value-type="string" table:style-name="ce36">
            <text:p>TBD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style-name="ce32"/>
          <table:table-cell table:style-name="ce36"/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style-name="ce32"/>
          <table:table-cell office:value-type="string" table:style-name="ce37">
            <text:p>Remaining</text:p>
          </table:table-cell>
          <table:table-cell office:value-type="string" table:style-name="ce32">
            <text:p>Completed (this day)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Total Tasks</text:p>
          </table:table-cell>
          <table:table-cell office:value-type="float" office:value="1" table:formula="of:=COUNTA([.D17:.D995])" table:style-name="ce32">
            <text:p>1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1 Left</text:p>
          </table:table-cell>
          <table:table-cell office:value-type="float" office:value="1" table:formula="of:=[.B7]-[.C8]" table:style-name="ce32">
            <text:p>1</text:p>
          </table:table-cell>
          <table:table-cell office:value-type="float" office:value="0" table:formula="of:=COUNTIF([.E$17:.E$995]; &quot;Completed Day 1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2 Left</text:p>
          </table:table-cell>
          <table:table-cell office:value-type="float" office:value="1" table:formula="of:=[.B8]-[.C9]" table:style-name="ce32">
            <text:p>1</text:p>
          </table:table-cell>
          <table:table-cell office:value-type="float" office:value="0" table:formula="of:=COUNTIF([.E$17:.E$995]; &quot;Completed Day 2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3 Left</text:p>
          </table:table-cell>
          <table:table-cell office:value-type="float" office:value="1" table:formula="of:=[.B9]-[.C10]" table:style-name="ce32">
            <text:p>1</text:p>
          </table:table-cell>
          <table:table-cell office:value-type="float" office:value="0" table:formula="of:=COUNTIF([.E$17:.E$995]; &quot;Completed Day 3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4 Left</text:p>
          </table:table-cell>
          <table:table-cell office:value-type="float" office:value="1" table:formula="of:=[.B10]-[.C11]" table:style-name="ce32">
            <text:p>1</text:p>
          </table:table-cell>
          <table:table-cell office:value-type="float" office:value="0" table:formula="of:=COUNTIF([.E$17:.E$995]; &quot;Completed Day 4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5 Left</text:p>
          </table:table-cell>
          <table:table-cell office:value-type="float" office:value="1" table:formula="of:=[.B11]-[.C12]" table:style-name="ce32">
            <text:p>1</text:p>
          </table:table-cell>
          <table:table-cell office:value-type="float" office:value="0" table:formula="of:=COUNTIF([.E$17:.E$995]; &quot;Completed Day 5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6 Left</text:p>
          </table:table-cell>
          <table:table-cell office:value-type="float" office:value="1" table:formula="of:=[.B12]-[.C13]" table:style-name="ce32">
            <text:p>1</text:p>
          </table:table-cell>
          <table:table-cell office:value-type="float" office:value="0" table:formula="of:=COUNTIF([.E$17:.E$995]; &quot;Completed Day 6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7 Left</text:p>
          </table:table-cell>
          <table:table-cell office:value-type="float" office:value="1" table:formula="of:=[.B13]-[.C14]" table:style-name="ce32">
            <text:p>1</text:p>
          </table:table-cell>
          <table:table-cell office:value-type="float" office:value="0" table:formula="of:=COUNTIF([.E$17:.E$995]; &quot;Completed Day 7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number-columns-repeated="6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8">
            <text:p>Task ID</text:p>
          </table:table-cell>
          <table:table-cell office:value-type="string" table:style-name="ce38">
            <text:p>Feature ID</text:p>
          </table:table-cell>
          <table:table-cell office:value-type="string" table:style-name="ce38">
            <text:p>Assigned To</text:p>
          </table:table-cell>
          <table:table-cell office:value-type="string" table:style-name="ce38">
            <text:p>Description</text:p>
          </table:table-cell>
          <table:table-cell office:value-type="string" table:style-name="ce38">
            <text:p>Status</text:p>
          </table:table-cell>
          <table:table-cell office:value-type="string" table:style-name="ce38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35" table:style-name="ce1">
            <text:p>1</text:p>
          </table:table-cell>
          <table:table-cell table:content-validation-name="val36" table:style-name="ce6"/>
          <table:table-cell table:content-validation-name="val37" table:style-name="ce6"/>
          <table:table-cell office:value-type="string" table:style-name="ce40">
            <text:p>--&gt; Add tasks to complete each feature for this sprint</text:p>
          </table:table-cell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2" table:content-validation-name="val35" table:style-name="ce1">
            <text:p>2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3" table:content-validation-name="val35" table:style-name="ce1">
            <text:p>3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4" table:content-validation-name="val35" table:style-name="ce1">
            <text:p>4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5" table:content-validation-name="val35" table:style-name="ce1">
            <text:p>5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6" table:content-validation-name="val35" table:style-name="ce1">
            <text:p>6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7" table:content-validation-name="val35" table:style-name="ce1">
            <text:p>7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8" table:content-validation-name="val35" table:style-name="ce1">
            <text:p>8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9" table:content-validation-name="val35" table:style-name="ce1">
            <text:p>9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10" table:content-validation-name="val35" table:style-name="ce1">
            <text:p>10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11" table:content-validation-name="val35" table:style-name="ce1">
            <text:p>11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12" table:content-validation-name="val35" table:style-name="ce1">
            <text:p>12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13" table:content-validation-name="val35" table:style-name="ce1">
            <text:p>13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14" table:content-validation-name="val35" table:style-name="ce1">
            <text:p>14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15" table:content-validation-name="val35" table:style-name="ce1">
            <text:p>15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16" table:content-validation-name="val35" table:style-name="ce1">
            <text:p>16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17" table:content-validation-name="val35" table:style-name="ce1">
            <text:p>17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18" table:content-validation-name="val35" table:style-name="ce1">
            <text:p>18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19" table:content-validation-name="val35" table:style-name="ce1">
            <text:p>19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20" table:content-validation-name="val35" table:style-name="ce1">
            <text:p>20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21" table:content-validation-name="val35" table:style-name="ce1">
            <text:p>21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22" table:content-validation-name="val35" table:style-name="ce1">
            <text:p>22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23" table:content-validation-name="val35" table:style-name="ce1">
            <text:p>23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24" table:content-validation-name="val35" table:style-name="ce1">
            <text:p>24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25" table:content-validation-name="val35" table:style-name="ce1">
            <text:p>25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26" table:content-validation-name="val35" table:style-name="ce1">
            <text:p>26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27" table:content-validation-name="val35" table:style-name="ce1">
            <text:p>27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28" table:content-validation-name="val35" table:style-name="ce1">
            <text:p>28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29" table:content-validation-name="val35" table:style-name="ce1">
            <text:p>29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30" table:content-validation-name="val35" table:style-name="ce1">
            <text:p>30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31" table:content-validation-name="val35" table:style-name="ce1">
            <text:p>31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32" table:content-validation-name="val35" table:style-name="ce1">
            <text:p>32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33" table:content-validation-name="val35" table:style-name="ce1">
            <text:p>33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34" table:content-validation-name="val35" table:style-name="ce1">
            <text:p>34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35" table:content-validation-name="val35" table:style-name="ce1">
            <text:p>35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36" table:content-validation-name="val35" table:style-name="ce1">
            <text:p>36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37" table:content-validation-name="val35" table:style-name="ce1">
            <text:p>37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38" table:content-validation-name="val35" table:style-name="ce1">
            <text:p>38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39" table:content-validation-name="val35" table:style-name="ce1">
            <text:p>39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40" table:content-validation-name="val35" table:style-name="ce1">
            <text:p>40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41" table:content-validation-name="val35" table:style-name="ce1">
            <text:p>41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42" table:content-validation-name="val35" table:style-name="ce1">
            <text:p>42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43" table:content-validation-name="val35" table:style-name="ce1">
            <text:p>43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44" table:content-validation-name="val35" table:style-name="ce1">
            <text:p>44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45" table:content-validation-name="val35" table:style-name="ce1">
            <text:p>45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46" table:content-validation-name="val35" table:style-name="ce1">
            <text:p>46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47" table:content-validation-name="val35" table:style-name="ce1">
            <text:p>47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48" table:content-validation-name="val35" table:style-name="ce1">
            <text:p>48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49" table:content-validation-name="val35" table:style-name="ce1">
            <text:p>49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50" table:content-validation-name="val35" table:style-name="ce1">
            <text:p>50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51" table:content-validation-name="val35" table:style-name="ce1">
            <text:p>51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52" table:content-validation-name="val35" table:style-name="ce1">
            <text:p>52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53" table:content-validation-name="val35" table:style-name="ce1">
            <text:p>53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54" table:content-validation-name="val35" table:style-name="ce1">
            <text:p>54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55" table:content-validation-name="val35" table:style-name="ce1">
            <text:p>55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56" table:content-validation-name="val35" table:style-name="ce1">
            <text:p>56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57" table:content-validation-name="val35" table:style-name="ce1">
            <text:p>57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58" table:content-validation-name="val35" table:style-name="ce1">
            <text:p>58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59" table:content-validation-name="val35" table:style-name="ce1">
            <text:p>59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60" table:content-validation-name="val35" table:style-name="ce1">
            <text:p>60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61" table:content-validation-name="val35" table:style-name="ce1">
            <text:p>61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62" table:content-validation-name="val35" table:style-name="ce1">
            <text:p>62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63" table:content-validation-name="val35" table:style-name="ce1">
            <text:p>63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64" table:content-validation-name="val35" table:style-name="ce1">
            <text:p>64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65" table:content-validation-name="val35" table:style-name="ce1">
            <text:p>65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66" table:content-validation-name="val35" table:style-name="ce1">
            <text:p>66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67" table:content-validation-name="val35" table:style-name="ce1">
            <text:p>67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68" table:content-validation-name="val35" table:style-name="ce1">
            <text:p>68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69" table:content-validation-name="val35" table:style-name="ce1">
            <text:p>69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70" table:content-validation-name="val35" table:style-name="ce1">
            <text:p>70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71" table:content-validation-name="val35" table:style-name="ce1">
            <text:p>71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72" table:content-validation-name="val35" table:style-name="ce1">
            <text:p>72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73" table:content-validation-name="val35" table:style-name="ce1">
            <text:p>73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74" table:content-validation-name="val35" table:style-name="ce1">
            <text:p>74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75" table:content-validation-name="val35" table:style-name="ce1">
            <text:p>75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76" table:content-validation-name="val35" table:style-name="ce1">
            <text:p>76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77" table:content-validation-name="val35" table:style-name="ce1">
            <text:p>77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78" table:content-validation-name="val35" table:style-name="ce1">
            <text:p>78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79" table:content-validation-name="val35" table:style-name="ce1">
            <text:p>79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80" table:content-validation-name="val35" table:style-name="ce1">
            <text:p>80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81" table:content-validation-name="val35" table:style-name="ce1">
            <text:p>81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82" table:content-validation-name="val35" table:style-name="ce1">
            <text:p>82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83" table:content-validation-name="val35" table:style-name="ce1">
            <text:p>83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84" table:content-validation-name="val35" table:style-name="ce1">
            <text:p>84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39"/>
          <table:table-cell table:content-validation-name="val40" table:style-name="ce1"/>
          <table:table-cell table:number-columns-repeated="16378"/>
        </table:table-row>
        <table:table-row table:number-rows-repeated="1048476" table:style-name="ro3">
          <table:table-cell table:number-columns-repeated="16384"/>
        </table:table-row>
      </table:table>
      <table:table table:name="Sprint_06_Backlog" table:style-name="ta1">
        <table:shapes>
          <draw:frame draw:z-index="1" draw:id="id6" draw:style-name="a6" draw:name="Chart 1" svg:x="4.46889in" svg:y="0.48736in" svg:width="4.10236in" svg:height="2.02875in" style:rel-width="scale" style:rel-height="scale">
            <draw:object xlink:href="Object 7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32">
            <text:p>Sprint #</text:p>
          </table:table-cell>
          <table:table-cell office:value-type="float" office:value="3" table:style-name="ce32">
            <text:p>3</text:p>
          </table:table-cell>
          <table:table-cell table:style-name="ce32"/>
          <table:table-cell office:value-type="string" table:style-name="ce33">
            <text:p>Complete Fields in Green!!!</text:p>
          </table:table-cell>
          <table:table-cell table:style-name="ce1"/>
          <table:table-cell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Start on</text:p>
          </table:table-cell>
          <table:table-cell office:value-type="date" office:date-value="2017-11-23T00:00:00" table:style-name="ce34">
            <text:p>Nov 23</text:p>
          </table:table-cell>
          <table:table-cell table:style-name="ce32"/>
          <table:table-cell office:value-type="string" table:style-name="ce35">
            <text:p>*** Create a new Sprint Backlog for EVERY SPRINT ***</text:p>
          </table:table-cell>
          <table:table-cell table:number-columns-repeated="2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End on</text:p>
          </table:table-cell>
          <table:table-cell office:value-type="date" office:date-value="2017-11-30T00:00:00" table:style-name="ce34">
            <text:p>Nov 30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emo on</text:p>
          </table:table-cell>
          <table:table-cell office:value-type="string" table:style-name="ce36">
            <text:p>TBD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style-name="ce32"/>
          <table:table-cell table:style-name="ce36"/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style-name="ce32"/>
          <table:table-cell office:value-type="string" table:style-name="ce37">
            <text:p>Remaining</text:p>
          </table:table-cell>
          <table:table-cell office:value-type="string" table:style-name="ce32">
            <text:p>Completed (this day)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Total Tasks</text:p>
          </table:table-cell>
          <table:table-cell office:value-type="float" office:value="1" table:formula="of:=COUNTA([.D17:.D995])" table:style-name="ce32">
            <text:p>1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1 Left</text:p>
          </table:table-cell>
          <table:table-cell office:value-type="float" office:value="1" table:formula="of:=[.B7]-[.C8]" table:style-name="ce32">
            <text:p>1</text:p>
          </table:table-cell>
          <table:table-cell office:value-type="float" office:value="0" table:formula="of:=COUNTIF([.E$17:.E$995]; &quot;Completed Day 1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2 Left</text:p>
          </table:table-cell>
          <table:table-cell office:value-type="float" office:value="1" table:formula="of:=[.B8]-[.C9]" table:style-name="ce32">
            <text:p>1</text:p>
          </table:table-cell>
          <table:table-cell office:value-type="float" office:value="0" table:formula="of:=COUNTIF([.E$17:.E$995]; &quot;Completed Day 2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3 Left</text:p>
          </table:table-cell>
          <table:table-cell office:value-type="float" office:value="1" table:formula="of:=[.B9]-[.C10]" table:style-name="ce32">
            <text:p>1</text:p>
          </table:table-cell>
          <table:table-cell office:value-type="float" office:value="0" table:formula="of:=COUNTIF([.E$17:.E$995]; &quot;Completed Day 3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4 Left</text:p>
          </table:table-cell>
          <table:table-cell office:value-type="float" office:value="1" table:formula="of:=[.B10]-[.C11]" table:style-name="ce32">
            <text:p>1</text:p>
          </table:table-cell>
          <table:table-cell office:value-type="float" office:value="0" table:formula="of:=COUNTIF([.E$17:.E$995]; &quot;Completed Day 4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5 Left</text:p>
          </table:table-cell>
          <table:table-cell office:value-type="float" office:value="1" table:formula="of:=[.B11]-[.C12]" table:style-name="ce32">
            <text:p>1</text:p>
          </table:table-cell>
          <table:table-cell office:value-type="float" office:value="0" table:formula="of:=COUNTIF([.E$17:.E$995]; &quot;Completed Day 5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6 Left</text:p>
          </table:table-cell>
          <table:table-cell office:value-type="float" office:value="1" table:formula="of:=[.B12]-[.C13]" table:style-name="ce32">
            <text:p>1</text:p>
          </table:table-cell>
          <table:table-cell office:value-type="float" office:value="0" table:formula="of:=COUNTIF([.E$17:.E$995]; &quot;Completed Day 6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7 Left</text:p>
          </table:table-cell>
          <table:table-cell office:value-type="float" office:value="1" table:formula="of:=[.B13]-[.C14]" table:style-name="ce32">
            <text:p>1</text:p>
          </table:table-cell>
          <table:table-cell office:value-type="float" office:value="0" table:formula="of:=COUNTIF([.E$17:.E$995]; &quot;Completed Day 7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number-columns-repeated="6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8">
            <text:p>Task ID</text:p>
          </table:table-cell>
          <table:table-cell office:value-type="string" table:style-name="ce38">
            <text:p>Feature ID</text:p>
          </table:table-cell>
          <table:table-cell office:value-type="string" table:style-name="ce38">
            <text:p>Assigned To</text:p>
          </table:table-cell>
          <table:table-cell office:value-type="string" table:style-name="ce38">
            <text:p>Description</text:p>
          </table:table-cell>
          <table:table-cell office:value-type="string" table:style-name="ce38">
            <text:p>Status</text:p>
          </table:table-cell>
          <table:table-cell office:value-type="string" table:style-name="ce38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41" table:style-name="ce1">
            <text:p>1</text:p>
          </table:table-cell>
          <table:table-cell table:content-validation-name="val42" table:style-name="ce6"/>
          <table:table-cell table:content-validation-name="val43" table:style-name="ce6"/>
          <table:table-cell office:value-type="string" table:style-name="ce40">
            <text:p>--&gt; Add tasks to complete each feature for this sprint</text:p>
          </table:table-cell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2" table:content-validation-name="val41" table:style-name="ce1">
            <text:p>2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3" table:content-validation-name="val41" table:style-name="ce1">
            <text:p>3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4" table:content-validation-name="val41" table:style-name="ce1">
            <text:p>4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5" table:content-validation-name="val41" table:style-name="ce1">
            <text:p>5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6" table:content-validation-name="val41" table:style-name="ce1">
            <text:p>6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7" table:content-validation-name="val41" table:style-name="ce1">
            <text:p>7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8" table:content-validation-name="val41" table:style-name="ce1">
            <text:p>8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9" table:content-validation-name="val41" table:style-name="ce1">
            <text:p>9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10" table:content-validation-name="val41" table:style-name="ce1">
            <text:p>10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11" table:content-validation-name="val41" table:style-name="ce1">
            <text:p>11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12" table:content-validation-name="val41" table:style-name="ce1">
            <text:p>12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13" table:content-validation-name="val41" table:style-name="ce1">
            <text:p>13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14" table:content-validation-name="val41" table:style-name="ce1">
            <text:p>14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15" table:content-validation-name="val41" table:style-name="ce1">
            <text:p>15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16" table:content-validation-name="val41" table:style-name="ce1">
            <text:p>16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17" table:content-validation-name="val41" table:style-name="ce1">
            <text:p>17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18" table:content-validation-name="val41" table:style-name="ce1">
            <text:p>18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19" table:content-validation-name="val41" table:style-name="ce1">
            <text:p>19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20" table:content-validation-name="val41" table:style-name="ce1">
            <text:p>20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21" table:content-validation-name="val41" table:style-name="ce1">
            <text:p>21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22" table:content-validation-name="val41" table:style-name="ce1">
            <text:p>22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23" table:content-validation-name="val41" table:style-name="ce1">
            <text:p>23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24" table:content-validation-name="val41" table:style-name="ce1">
            <text:p>24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25" table:content-validation-name="val41" table:style-name="ce1">
            <text:p>25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26" table:content-validation-name="val41" table:style-name="ce1">
            <text:p>26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27" table:content-validation-name="val41" table:style-name="ce1">
            <text:p>27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28" table:content-validation-name="val41" table:style-name="ce1">
            <text:p>28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29" table:content-validation-name="val41" table:style-name="ce1">
            <text:p>29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30" table:content-validation-name="val41" table:style-name="ce1">
            <text:p>30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31" table:content-validation-name="val41" table:style-name="ce1">
            <text:p>31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32" table:content-validation-name="val41" table:style-name="ce1">
            <text:p>32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33" table:content-validation-name="val41" table:style-name="ce1">
            <text:p>33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34" table:content-validation-name="val41" table:style-name="ce1">
            <text:p>34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35" table:content-validation-name="val41" table:style-name="ce1">
            <text:p>35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36" table:content-validation-name="val41" table:style-name="ce1">
            <text:p>36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37" table:content-validation-name="val41" table:style-name="ce1">
            <text:p>37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38" table:content-validation-name="val41" table:style-name="ce1">
            <text:p>38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39" table:content-validation-name="val41" table:style-name="ce1">
            <text:p>39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40" table:content-validation-name="val41" table:style-name="ce1">
            <text:p>40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41" table:content-validation-name="val41" table:style-name="ce1">
            <text:p>41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42" table:content-validation-name="val41" table:style-name="ce1">
            <text:p>42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43" table:content-validation-name="val41" table:style-name="ce1">
            <text:p>43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44" table:content-validation-name="val41" table:style-name="ce1">
            <text:p>44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45" table:content-validation-name="val41" table:style-name="ce1">
            <text:p>45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46" table:content-validation-name="val41" table:style-name="ce1">
            <text:p>46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47" table:content-validation-name="val41" table:style-name="ce1">
            <text:p>47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48" table:content-validation-name="val41" table:style-name="ce1">
            <text:p>48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49" table:content-validation-name="val41" table:style-name="ce1">
            <text:p>49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50" table:content-validation-name="val41" table:style-name="ce1">
            <text:p>50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51" table:content-validation-name="val41" table:style-name="ce1">
            <text:p>51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52" table:content-validation-name="val41" table:style-name="ce1">
            <text:p>52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53" table:content-validation-name="val41" table:style-name="ce1">
            <text:p>53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54" table:content-validation-name="val41" table:style-name="ce1">
            <text:p>54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55" table:content-validation-name="val41" table:style-name="ce1">
            <text:p>55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56" table:content-validation-name="val41" table:style-name="ce1">
            <text:p>56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57" table:content-validation-name="val41" table:style-name="ce1">
            <text:p>57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58" table:content-validation-name="val41" table:style-name="ce1">
            <text:p>58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59" table:content-validation-name="val41" table:style-name="ce1">
            <text:p>59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60" table:content-validation-name="val41" table:style-name="ce1">
            <text:p>60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61" table:content-validation-name="val41" table:style-name="ce1">
            <text:p>61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62" table:content-validation-name="val41" table:style-name="ce1">
            <text:p>62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63" table:content-validation-name="val41" table:style-name="ce1">
            <text:p>63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64" table:content-validation-name="val41" table:style-name="ce1">
            <text:p>64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65" table:content-validation-name="val41" table:style-name="ce1">
            <text:p>65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66" table:content-validation-name="val41" table:style-name="ce1">
            <text:p>66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67" table:content-validation-name="val41" table:style-name="ce1">
            <text:p>67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68" table:content-validation-name="val41" table:style-name="ce1">
            <text:p>68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69" table:content-validation-name="val41" table:style-name="ce1">
            <text:p>69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70" table:content-validation-name="val41" table:style-name="ce1">
            <text:p>70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71" table:content-validation-name="val41" table:style-name="ce1">
            <text:p>71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72" table:content-validation-name="val41" table:style-name="ce1">
            <text:p>72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73" table:content-validation-name="val41" table:style-name="ce1">
            <text:p>73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74" table:content-validation-name="val41" table:style-name="ce1">
            <text:p>74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75" table:content-validation-name="val41" table:style-name="ce1">
            <text:p>75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76" table:content-validation-name="val41" table:style-name="ce1">
            <text:p>76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77" table:content-validation-name="val41" table:style-name="ce1">
            <text:p>77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78" table:content-validation-name="val41" table:style-name="ce1">
            <text:p>78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79" table:content-validation-name="val41" table:style-name="ce1">
            <text:p>79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80" table:content-validation-name="val41" table:style-name="ce1">
            <text:p>80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81" table:content-validation-name="val41" table:style-name="ce1">
            <text:p>81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82" table:content-validation-name="val41" table:style-name="ce1">
            <text:p>82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83" table:content-validation-name="val41" table:style-name="ce1">
            <text:p>83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84" table:content-validation-name="val41" table:style-name="ce1">
            <text:p>84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39"/>
          <table:table-cell table:content-validation-name="val46" table:style-name="ce1"/>
          <table:table-cell table:number-columns-repeated="16378"/>
        </table:table-row>
        <table:table-row table:number-rows-repeated="10484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month number:textual="true"/>
      <number:text> </number:text>
      <number:day number:style="long"/>
    </number:date-style>
    <number:date-style style:name="N37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Joseph B</dc:creator>
    <meta:creation-date>2016-03-21T22:16:37Z</meta:creation-date>
    <dc:date>2017-11-01T16:55:41Z</dc:date>
    <meta:editing-cycles>114</meta:editing-cycles>
    <meta:editing-duration>PT61792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6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25.6400787401575pt" svg:width="453.69pt" chart:style-name="Crt0">
        <chart:title chart:style-name="CT00">
          <text:p text:style-name="a0" text:class-names="" text:cond-style-name="">Product Backlog Burn Chart</text:p>
        </chart:title>
        <chart:plot-area svg:x="19.69976377952756pt" svg:y="31.63086614173228pt" svg:width="421.5184251968504pt" svg:height="165.184094488189pt" chart:style-name="Plt0">
          <chart:axis chart:dimension="y" chart:name="primary-y" chart:style-name="Axs0">
            <chart:title chart:style-name="AT00">
              <text:p text:style-name="a1" text:class-names="" text:cond-style-name="">Features Remaining at end of Spri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prints</text:p>
            </chart:title>
          </chart:axis>
          <chart:series chart:values-cell-range-address="Product_Backlog.$B$12:.$B$18" chart:class="chart:scatter" chart:attached-axis="primary-y" chart:style-name="G0S0">
            <chart:domain table:cell-range-address="Product_Backlog.$A$12:.$A$18"/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1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2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3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4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5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6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